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A200000049546B97BC.png" manifest:media-type=""/>
  <manifest:file-entry manifest:full-path="Pictures/10000201000005290000021054D86FD0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="solid"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25cm" draw:marker-start-width="0.229cm" draw:marker-end="Triangle_20_unfilled" draw:marker-end-width="0.33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svg:stroke-color="#000000" draw:fill="solid" draw:fill-color="#ffcc99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25cm" draw:marker-start="Diamond" draw:marker-start-width="0.229cm" draw:marker-end="Short_20_line_20_Arrow" draw:marker-end-width="0.33cm" draw:fill="none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svg:stroke-color="#000000" draw:fill="solid" draw:fill-color="#ffcc99" draw:textarea-horizontal-align="justify" draw:textarea-vertical-align="top" draw:auto-grow-height="false"/>
    </style:style>
    <style:style style:name="gr8" style:family="graphic" style:parent-style-name="standard">
      <style:graphic-properties svg:stroke-width="0.051cm" svg:stroke-color="#000000" draw:marker-start-width="0.279cm" draw:marker-end-width="0.279cm" draw:fill="solid" draw:fill-color="#ffcc99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1cm" draw:marker-start="" draw:marker-start-width="0.381cm" draw:marker-end="Arrow" draw:marker-end-width="0.381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draw:marker-start="Arrow" draw:marker-start-width="0.381cm" draw:marker-end="" draw:marker-end-width="0.381cm" draw:fill="none" draw:textarea-vertical-align="middle" fo:padding-top="0.15cm" fo:padding-bottom="0.15cm" fo:padding-left="0.275cm" fo:padding-right="0.275cm"/>
    </style:style>
    <style:style style:name="pr1" style:family="presentation" style:parent-style-name="Title1-title">
      <style:graphic-properties draw:stroke="none" draw:fill="none" draw:fill-color="#bbe0e3" draw:textarea-horizontal-align="justify" draw:textarea-vertical-align="top" draw:auto-grow-height="true" draw:auto-grow-width="false" fo:min-height="1.606cm" fo:min-width="0cm" fo:padding-top="0cm" fo:padding-bottom="0cm" fo:padding-left="0cm" fo:padding-right="0cm" fo:wrap-option="wrap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justify" draw:textarea-vertical-align="top" draw:auto-grow-height="true" draw:auto-grow-width="false" fo:min-height="2.625cm" fo:min-width="0cm" fo:padding-top="0cm" fo:padding-bottom="0cm" fo:padding-left="0cm" fo:padding-right="0cm" fo:wrap-option="wrap" draw:shadow-color="#808080"/>
    </style:style>
    <style:style style:name="pr3" style:family="presentation" style:parent-style-name="Title1-notes">
      <style:graphic-properties draw:stroke="none" draw:fill="none" draw:fill-color="#bbe0e3" draw:auto-grow-height="true" fo:min-height="11.898cm" draw:shadow-color="#808080"/>
    </style:style>
    <style:style style:name="pr4" style:family="presentation" style:parent-style-name="Default-title">
      <style:graphic-properties draw:auto-grow-height="true" fo:min-height="2.33cm"/>
    </style:style>
    <style:style style:name="pr5" style:family="presentation" style:parent-style-name="Default-subtitle">
      <style:graphic-properties draw:fill-color="#ffffff" draw:auto-grow-height="true" fo:min-height="12.503cm"/>
    </style:style>
    <style:style style:name="pr6" style:family="presentation" style:parent-style-name="Default-notes">
      <style:graphic-properties draw:fill-color="#ffffff" draw:auto-grow-height="true" fo:min-height="11.898cm"/>
    </style:style>
    <style:style style:name="pr7" style:family="presentation" style:parent-style-name="Default-title">
      <style:graphic-properties fo:min-height="2.33cm"/>
    </style:style>
    <style:style style:name="pr8" style:family="presentation" style:parent-style-name="Default-outline1">
      <style:graphic-properties fo:min-height="12.253cm"/>
    </style:style>
    <style:style style:name="pr9" style:family="presentation" style:parent-style-name="Default-notes">
      <style:graphic-properties draw:fill-color="#ffffff" fo:min-height="11.898cm"/>
    </style:style>
    <style:style style:name="pr10" style:family="presentation" style:parent-style-name="Default-subtitle">
      <style:graphic-properties draw:fill-color="#ffffff" fo:min-height="11.049cm"/>
    </style:style>
    <style:style style:name="pr11" style:family="presentation" style:parent-style-name="Default-outline1">
      <style:graphic-properties fo:min-height="10.79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Verdana" style:font-family-generic="swiss" style:font-pitch="variable" fo:font-size="10pt" style:font-size-asian="10pt" style:font-size-complex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text-properties fo:font-size="12pt"/>
    </style:style>
    <style:style style:name="P7" style:family="paragraph">
      <style:paragraph-properties fo:text-align="center"/>
      <style:text-properties fo:font-family="Verdana" style:font-family-generic="swiss" style:font-pitch="variable" fo:font-size="11pt" style:font-size-asian="11pt" style:font-size-complex="11pt"/>
    </style:style>
    <style:style style:name="P8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font-family="Monospace" style:font-pitch="fixed" fo:font-size="15pt" style:font-size-asian="15pt" style:font-size-complex="15pt"/>
    </style:style>
    <style:style style:name="P12" style:family="paragraph">
      <style:text-properties fo:font-family="Monospace" style:font-pitch="fixed" fo:font-size="15pt" style:text-underline-style="none" style:font-size-asian="15pt" style:font-size-complex="15p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font-family="Verdana" style:font-family-generic="swiss" style:font-pitch="variable" fo:font-size="10pt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family="Verdana" style:font-family-generic="swiss" style:font-pitch="variable" fo:font-size="11pt" style:font-size-asian="11pt" style:font-size-complex="11pt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color="#7f0055" fo:font-family="Monospace" style:font-family-generic="roman" style:font-pitch="fixed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0000" fo:font-family="Monospace" style:font-family-generic="roman" style:font-pitch="fixed" fo:font-size="16pt" style:font-size-asian="16pt" style:font-size-complex="16pt"/>
    </style:style>
    <style:style style:name="T8" style:family="text">
      <style:text-properties fo:color="#0000c0" fo:font-family="Monospace" style:font-family-generic="roman" style:font-pitch="fixed" fo:font-size="16pt" style:font-size-asian="16pt" style:font-size-complex="16pt"/>
    </style:style>
    <style:style style:name="T9" style:family="text">
      <style:text-properties fo:color="#2a00ff" fo:font-family="Monospace" style:font-family-generic="roman" style:font-pitch="fixed" fo:font-size="16pt" style:font-size-asian="16pt" style:font-size-complex="16pt"/>
    </style:style>
    <style:style style:name="T10" style:family="text">
      <style:text-properties fo:color="#c48cff" fo:font-family="Monospace" style:font-family-generic="roman" style:font-pitch="fixed" fo:font-size="16pt" style:font-size-asian="16pt" style:font-size-complex="16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color="#7f0055" fo:font-family="Monospace" style:font-family-generic="roman" style:font-pitch="fixed" fo:font-size="16pt" style:text-underline-style="none" fo:font-weight="bold" style:font-size-asian="16pt" style:font-weight-asian="bold" style:font-size-complex="16pt" style:font-weight-complex="bold"/>
    </style:style>
    <style:style style:name="T13" style:family="text">
      <style:text-properties fo:color="#000000" fo:font-family="Monospace" style:font-family-generic="roman" style:font-pitch="fixed" fo:font-size="16pt" style:text-underline-style="none" style:font-size-asian="16pt" style:font-size-complex="16pt"/>
    </style:style>
    <style:style style:name="T14" style:family="text">
      <style:text-properties fo:color="#0000c0" fo:font-family="Monospace" style:font-family-generic="roman" style:font-pitch="fixed" fo:font-size="16pt" style:text-underline-style="none" style:font-size-asian="16pt" style:font-size-complex="16pt"/>
    </style:style>
    <style:style style:name="T15" style:family="text">
      <style:text-properties fo:color="#2a00ff" fo:font-family="Monospace" style:font-family-generic="roman" style:font-pitch="fixed" fo:font-size="16pt" style:text-underline-style="none" style:font-size-asian="16pt" style:font-size-complex="16pt"/>
    </style:style>
    <style:style style:name="T16" style:family="text">
      <style:text-properties fo:color="#c48cff" fo:font-family="Monospace" style:font-family-generic="roman" style:font-pitch="fixed" fo:font-size="16pt" style:text-underline-style="none" style:font-size-asian="16pt" style:font-size-complex="16pt"/>
    </style:style>
    <style:style style:name="T17" style:family="text">
      <style:text-properties fo:font-family="Monospace" style:font-family-generic="roman" style:font-pitch="fixed" fo:font-size="16pt" style:text-underline-style="none" style:font-size-asian="16pt" style:font-size-complex="16pt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ize="20pt" fo:font-weight="bold" style:font-size-asian="20pt" style:font-weight-asian="bold" style:font-size-complex="20pt" style:font-weight-complex="bold"/>
    </style:style>
    <style:style style:name="T20" style:family="text">
      <style:text-properties fo:font-size="18pt"/>
    </style:style>
    <style:style style:name="T21" style:family="text">
      <style:text-properties fo:color="#7f0055" fo:font-family="Monospace" style:font-pitch="fixed" fo:font-size="16pt" style:text-underline-style="none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22" style:family="text">
      <style:text-properties fo:color="#000000" fo:font-family="Monospace" style:font-pitch="fixed" fo:font-size="16pt" style:text-underline-style="none" style:font-family-asian="Monospace" style:font-pitch-asian="fixed" style:font-size-asian="16pt" style:font-family-complex="Monospace" style:font-pitch-complex="fixed" style:font-size-complex="16pt"/>
    </style:style>
    <style:style style:name="T23" style:family="text">
      <style:text-properties fo:color="#0000c0" fo:font-family="Monospace" style:font-pitch="fixed" fo:font-size="16pt" style:text-underline-style="none" style:font-family-asian="Monospace" style:font-pitch-asian="fixed" style:font-size-asian="16pt" style:font-family-complex="Monospace" style:font-pitch-complex="fixed" style:font-size-complex="16pt"/>
    </style:style>
    <style:style style:name="T24" style:family="text">
      <style:text-properties fo:font-family="Monospace" style:font-pitch="fixed" fo:font-size="16pt" style:text-underline-style="none" style:font-size-asian="16pt" style:font-size-complex="16pt"/>
    </style:style>
    <style:style style:name="T25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6" style:family="text">
      <style:text-properties fo:color="#7f0055" fo:font-family="Monospace" style:font-pitch="fixed" fo:font-size="15pt" style:text-underline-style="none" fo:font-weight="bold" style:font-family-asian="Monospace" style:font-size-asian="15pt" style:font-weight-asian="bold" style:font-family-complex="Monospace" style:font-size-complex="15pt" style:font-weight-complex="bold"/>
    </style:style>
    <style:style style:name="T27" style:family="text">
      <style:text-properties fo:color="#000000" fo:font-family="Monospace" style:font-pitch="fixed" fo:font-size="15pt" style:text-underline-style="none" style:font-family-asian="Monospace" style:font-size-asian="15pt" style:font-family-complex="Monospace" style:font-size-complex="15pt"/>
    </style:style>
    <style:style style:name="T28" style:family="text">
      <style:text-properties fo:color="#0000c0" fo:font-family="Monospace" style:font-pitch="fixed" fo:font-size="15pt" style:text-underline-style="none" style:font-family-asian="Monospace" style:font-size-asian="15pt" style:font-family-complex="Monospace" style:font-size-complex="15pt"/>
    </style:style>
    <style:style style:name="T29" style:family="text">
      <style:text-properties fo:font-family="Monospace" style:font-pitch="fixed" fo:font-size="15pt" style:text-underline-style="none" style:font-family-asian="Monospace" style:font-pitch-asian="fixed" style:font-size-asian="15pt" style:font-family-complex="Monospace" style:font-pitch-complex="fixed" style:font-size-complex="15pt"/>
    </style:style>
    <style:style style:name="T30" style:family="text">
      <style:text-properties fo:color="#2a00ff" fo:font-family="Monospace" style:font-pitch="fixed" fo:font-size="15pt" style:text-underline-style="none" style:font-family-asian="Monospace" style:font-size-asian="15pt" style:font-family-complex="Monospace" style:font-size-complex="15pt"/>
    </style:style>
    <style:style style:name="T31" style:family="text">
      <style:text-properties fo:color="#7f0055" style:text-outline="false" style:text-line-through-style="none" style:text-position="0% 100%" fo:font-family="Monospace" style:font-pitch="fixed" fo:font-size="15pt" fo:font-style="normal" fo:text-shadow="none" style:text-underline-style="none" fo:font-weight="bold" style:font-family-asian="Monospace" style:font-size-asian="15pt" style:font-style-asian="normal" style:font-weight-asian="bold" style:font-family-complex="Monospace" style:font-size-complex="15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position="0% 100%" fo:font-family="Monospace" style:font-pitch="fixed" fo:font-size="15pt" fo:font-style="normal" fo:text-shadow="none" style:text-underline-style="none" fo:font-weight="normal" style:font-family-asian="Monospace" style:font-size-asian="15pt" style:font-style-asian="normal" style:font-weight-asian="normal" style:font-family-complex="Monospace" style:font-size-complex="1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c0" style:text-outline="false" style:text-line-through-style="none" style:text-position="0% 100%" fo:font-family="Monospace" style:font-pitch="fixed" fo:font-size="15pt" fo:font-style="normal" fo:text-shadow="none" style:text-underline-style="none" fo:font-weight="normal" style:font-family-asian="Monospace" style:font-size-asian="15pt" style:font-style-asian="normal" style:font-weight-asian="normal" style:font-family-complex="Monospace" style:font-size-complex="15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2a00ff" style:text-outline="false" style:text-line-through-style="none" style:text-position="0% 100%" fo:font-family="Monospace" style:font-pitch="fixed" fo:font-size="15pt" fo:font-style="normal" fo:text-shadow="none" style:text-underline-style="none" fo:font-weight="normal" style:font-family-asian="Monospace" style:font-size-asian="15pt" style:font-style-asian="normal" style:font-weight-asian="normal" style:font-family-complex="Monospace" style:font-size-complex="15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7f0055" fo:font-family="Monospace" style:font-pitch="fixed" fo:font-size="15pt" style:text-underline-style="none" fo:font-weight="bold" style:font-size-asian="15pt" style:font-weight-asian="bold" style:font-size-complex="15pt" style:font-weight-complex="bold"/>
    </style:style>
    <style:style style:name="T36" style:family="text">
      <style:text-properties fo:color="#000000" fo:font-family="Monospace" style:font-pitch="fixed" fo:font-size="15pt" style:text-underline-style="none" style:font-size-asian="15pt" style:font-size-complex="15pt"/>
    </style:style>
    <style:style style:name="T37" style:family="text">
      <style:text-properties fo:color="#0000c0" fo:font-family="Monospace" style:font-pitch="fixed" fo:font-size="15pt" style:text-underline-style="none" style:font-size-asian="15pt" style:font-size-complex="15pt"/>
    </style:style>
    <style:style style:name="T38" style:family="text">
      <style:text-properties fo:color="#2a00ff" fo:font-family="Monospace" style:font-pitch="fixed" fo:font-size="15pt" style:text-underline-style="none" style:font-size-asian="15pt" style:font-size-complex="15pt"/>
    </style:style>
    <style:style style:name="T39" style:family="text">
      <style:text-properties fo:color="#c48cff" fo:font-family="Monospace" style:font-pitch="fixed" fo:font-size="15pt" style:text-underline-style="none" style:font-size-asian="15pt" style:font-size-complex="15pt"/>
    </style:style>
    <style:style style:name="T40" style:family="text">
      <style:text-properties fo:color="#3f7f5f" fo:font-family="Monospace" style:font-pitch="fixed" fo:font-size="15pt" style:text-underline-style="none" style:font-size-asian="15pt" style:font-size-complex="15pt"/>
    </style:style>
    <style:style style:name="T41" style:family="text">
      <style:text-properties fo:font-family="Monospace" style:font-pitch="fixed" fo:font-size="15pt" style:text-underline-style="none" style:font-size-asian="15pt" style:font-size-complex="15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">
        <style:list-level-properties text:space-before="0.502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0.974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1.512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1.997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1.997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1.997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1.997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1.997cm"/>
        <style:text-properties fo:font-family="Wingdings" style:font-pitch="variable" style:font-charset="x-symbol" fo:color="#000000" fo:font-size="100%"/>
      </text:list-level-style-bullet>
      <text:list-level-style-bullet text:level="10" text:bullet-char="">
        <style:list-level-properties text:space-before="1.997cm"/>
        <style:text-properties fo:font-family="Wingdings" style:font-pitch="variable" style:font-charset="x-symbo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">
        <style:list-level-properties text:min-label-width="0.498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0.502cm" text:min-label-width="0.468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0.974cm" text:min-label-width="0.52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1.512cm" text:min-label-width="0.481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1.997cm" text:min-label-width="0.52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1.997cm" text:min-label-width="0.52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1.997cm" text:min-label-width="0.52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1.997cm" text:min-label-width="0.525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1.997cm" text:min-label-width="0.525cm"/>
        <style:text-properties fo:font-family="Wingdings" style:font-pitch="variable" style:font-charset="x-symbol" fo:color="#000000" fo:font-size="100%"/>
      </text:list-level-style-bullet>
      <text:list-level-style-bullet text:level="10" text:bullet-char="">
        <style:list-level-properties text:space-before="1.997cm" text:min-label-width="0.525cm"/>
        <style:text-properties fo:font-family="Wingdings" style:font-pitch="variable" style:font-charset="x-symbol" fo:color="#000000" fo:font-size="100%"/>
      </text:list-level-style-bullet>
    </text:list-style>
  </office:automatic-styles>
  <office:body>
    <office:presentation>
      <presentation:footer-decl presentation:name="ftr1">Fachbereich nn  |  Institut nn  |  Prof. nn</presentation:footer-decl>
      <presentation:date-time-decl presentation:name="dtd1" presentation:source="fixed">Datum</presentation:date-time-decl>
      <presentation:date-time-decl presentation:name="dtd2" presentation:source="current-date" style:data-style-name="D6"/>
      <draw:page draw:name="Titelseite Haupt-Überschrift " draw:style-name="dp1" draw:master-page-name="Title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18.706cm" svg:height="2.709cm" svg:x="0.997cm" svg:y="1.922cm" presentation:class="title" presentation:user-transformed="true">
          <draw:text-box>
            <text:list text:style-name="L1">
              <text:list-header>
                <text:p text:style-name="P1"><text:span text:style-name="T1">ReSwing – A Reactive Interface for Scala Swing</text:span></text:p>
              </text:list-header>
            </text:list>
          </draw:text-box>
        </draw:frame>
        <draw:frame presentation:style-name="pr2" draw:text-style-name="P2" draw:layer="layout" svg:width="18.706cm" svg:height="2.625cm" svg:x="0.997cm" svg:y="4.026cm" presentation:class="subtitle" presentation:user-transformed="true">
          <draw:text-box>
            <text:list text:style-name="L2">
              <text:list-header>
                <text:p text:style-name="P1"/>
              </text:list-header>
              <text:list-item>
                <text:p text:style-name="P1"/>
              </text:list-item>
              <text:list-item>
                <text:p text:style-name="P1">Pascal Weisenburger </text:p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11.651cm" svg:height="8.534cm" svg:x="3.672cm" svg:y="2.565cm" draw:page-number="1" presentation:class="page"/>
          <draw:frame presentation:style-name="pr3" draw:layer="layout" svg:width="17.992cm" svg:height="11.898cm" svg:x="0.529cm" svg:y="11.90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19.103cm" svg:height="2.371cm" svg:x="0.996cm" svg:y="1.337cm" presentation:class="title" presentation:user-transformed="true">
          <draw:text-box>
            <text:p>Java Swing / Scala Swing / ReSwing</text:p>
          </draw:text-box>
        </draw:frame>
        <draw:frame presentation:style-name="pr5" draw:layer="layout" svg:width="24.002cm" svg:height="12.503cm" svg:x="0.697cm" svg:y="4.423cm" presentation:class="subtitle" presentation:placeholder="true">
          <draw:text-box/>
        </draw:frame>
        <draw:custom-shape draw:style-name="gr2" draw:text-style-name="P3" draw:layer="layout" svg:width="7.707cm" svg:height="7.488cm" svg:x="0.697cm" svg:y="7.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3.084cm" svg:height="1.101cm" svg:x="3.119cm" svg:y="7.23cm">
          <text:p text:style-name="P3"><text:span text:style-name="T2">JComponen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3.523cm" svg:height="1.101cm" svg:x="4.661cm" svg:y="9.433cm">
          <text:p text:style-name="P3"><text:span text:style-name="T2">AbstractButton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line-skew="0.009cm" svg:x1="6.422cm" svg:y1="9.433cm" svg:x2="4.661cm" svg:y2="8.331cm" draw:start-shape="id1" draw:start-glue-point="0" draw:end-shape="id2" draw:end-glue-point="2" svg:d="m6422 9433v-543h-1761v-559" svg:viewBox="0 0 1762 1103">
          <text:p/>
        </draw:connector>
        <draw:custom-shape draw:style-name="gr3" draw:text-style-name="P4" xml:id="id3" draw:id="id3" draw:layer="layout" svg:width="3.523cm" svg:height="1.099cm" svg:x="4.661cm" svg:y="11.416cm">
          <text:p text:style-name="P3"><text:span text:style-name="T2">JButton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.422cm" svg:y1="11.416cm" svg:x2="6.422cm" svg:y2="10.534cm" draw:start-shape="id3" draw:start-glue-point="0" draw:end-shape="id1" draw:end-glue-point="2" svg:d="m6422 11416v-882" svg:viewBox="0 0 1 883">
          <text:p/>
        </draw:connector>
        <draw:custom-shape draw:style-name="gr3" draw:text-style-name="P5" xml:id="id4" draw:id="id4" draw:layer="layout" svg:width="3.524cm" svg:height="1.102cm" svg:x="0.917cm" svg:y="13.176cm">
          <text:p text:style-name="P3"><text:span text:style-name="T3">JLabel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line-skew="-1.863cm" svg:x1="2.679cm" svg:y1="13.176cm" svg:x2="4.661cm" svg:y2="8.331cm" draw:start-shape="id4" draw:start-glue-point="0" draw:end-shape="id2" draw:end-glue-point="2" svg:d="m2679 13176v-4286h1982v-559" svg:viewBox="0 0 1983 4846">
          <text:p/>
        </draw:connector>
        <draw:custom-shape draw:style-name="gr5" draw:text-style-name="P4" draw:layer="layout" svg:width="2.863cm" svg:height="0.66cm" svg:x="0.697cm" svg:y="6.35cm">
          <text:p text:style-name="P3"><text:span text:style-name="T2">java.swing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1.651cm" svg:height="8.534cm" svg:x="3.672cm" svg:y="2.565cm" draw:page-number="2" presentation:class="page"/>
          <draw:frame presentation:style-name="pr6" draw:text-style-name="P6" draw:layer="layout" svg:width="17.992cm" svg:height="11.898cm" svg:x="0.529cm" svg:y="11.90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19.103cm" svg:height="2.371cm" svg:x="0.996cm" svg:y="1.337cm" presentation:class="title" presentation:user-transformed="true">
          <draw:text-box>
            <text:p>Java Swing / Scala Swing / ReSwing</text:p>
          </draw:text-box>
        </draw:frame>
        <draw:frame presentation:style-name="pr5" draw:layer="layout" svg:width="24.002cm" svg:height="12.503cm" svg:x="0.697cm" svg:y="4.423cm" presentation:class="subtitle" presentation:placeholder="true">
          <draw:text-box/>
        </draw:frame>
        <draw:custom-shape draw:style-name="gr2" draw:text-style-name="P3" draw:layer="layout" svg:width="7.706cm" svg:height="7.488cm" svg:x="8.845cm" svg:y="7.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862cm" svg:height="0.66cm" svg:x="8.845cm" svg:y="6.35cm">
          <text:p text:style-name="P3"><text:span text:style-name="T2">scala.swing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707cm" svg:height="7.488cm" svg:x="0.697cm" svg:y="7.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3.084cm" svg:height="1.101cm" svg:x="3.119cm" svg:y="7.23cm">
          <text:p text:style-name="P3"><text:span text:style-name="T2">JComponen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3.523cm" svg:height="1.101cm" svg:x="4.661cm" svg:y="9.433cm">
          <text:p text:style-name="P3"><text:span text:style-name="T2">AbstractButton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line-skew="0.009cm" svg:x1="6.422cm" svg:y1="9.433cm" svg:x2="4.661cm" svg:y2="8.331cm" draw:start-shape="id5" draw:start-glue-point="0" draw:end-shape="id6" draw:end-glue-point="2" svg:d="m6422 9433v-543h-1761v-559" svg:viewBox="0 0 1762 1103">
          <text:p/>
        </draw:connector>
        <draw:custom-shape draw:style-name="gr3" draw:text-style-name="P4" xml:id="id7" draw:id="id7" draw:layer="layout" svg:width="3.523cm" svg:height="1.099cm" svg:x="4.661cm" svg:y="11.416cm">
          <text:p text:style-name="P3"><text:span text:style-name="T2">JButton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.422cm" svg:y1="11.416cm" svg:x2="6.422cm" svg:y2="10.534cm" draw:start-shape="id7" draw:start-glue-point="0" draw:end-shape="id5" draw:end-glue-point="2" svg:d="m6422 11416v-882" svg:viewBox="0 0 1 883">
          <text:p/>
        </draw:connector>
        <draw:custom-shape draw:style-name="gr3" draw:text-style-name="P5" xml:id="id8" draw:id="id8" draw:layer="layout" svg:width="3.524cm" svg:height="1.102cm" svg:x="0.917cm" svg:y="13.176cm">
          <text:p text:style-name="P3"><text:span text:style-name="T3">JLabel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line-skew="-1.863cm" svg:x1="2.679cm" svg:y1="13.176cm" svg:x2="4.661cm" svg:y2="8.331cm" draw:start-shape="id8" draw:start-glue-point="0" draw:end-shape="id6" draw:end-glue-point="2" svg:d="m2679 13176v-4286h1982v-559" svg:viewBox="0 0 1983 4846">
          <text:p/>
        </draw:connector>
        <draw:custom-shape draw:style-name="gr3" draw:text-style-name="P5" xml:id="id10" draw:id="id10" draw:layer="layout" svg:width="3.084cm" svg:height="1.101cm" svg:x="11.266cm" svg:y="7.23cm">
          <text:p text:style-name="P3"><text:span text:style-name="T3">Component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9" draw:id="id9" draw:layer="layout" svg:width="3.524cm" svg:height="1.101cm" svg:x="12.808cm" svg:y="9.433cm">
          <text:p text:style-name="P3"><text:span text:style-name="T3">AbstractButton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line-skew="0.009cm" svg:x1="14.57cm" svg:y1="9.433cm" svg:x2="12.808cm" svg:y2="8.331cm" draw:start-shape="id9" draw:start-glue-point="0" draw:end-shape="id10" draw:end-glue-point="2" svg:d="m14570 9433v-543h-1762v-559" svg:viewBox="0 0 1763 1103">
          <text:p/>
        </draw:connector>
        <draw:custom-shape draw:style-name="gr3" draw:text-style-name="P5" xml:id="id11" draw:id="id11" draw:layer="layout" svg:width="3.524cm" svg:height="1.099cm" svg:x="12.808cm" svg:y="11.416cm">
          <text:p text:style-name="P3"><text:span text:style-name="T3">Button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4.57cm" svg:y1="11.416cm" svg:x2="14.57cm" svg:y2="10.534cm" draw:start-shape="id11" draw:start-glue-point="0" draw:end-shape="id9" draw:end-glue-point="2" svg:d="m14570 11416v-882" svg:viewBox="0 0 1 883">
          <text:p/>
        </draw:connector>
        <draw:custom-shape draw:style-name="gr3" draw:text-style-name="P5" xml:id="id12" draw:id="id12" draw:layer="layout" svg:width="3.524cm" svg:height="1.102cm" svg:x="9.064cm" svg:y="13.176cm">
          <text:p text:style-name="P3"><text:span text:style-name="T3">Label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line-skew="-1.863cm" svg:x1="10.826cm" svg:y1="13.176cm" svg:x2="12.808cm" svg:y2="8.331cm" draw:start-shape="id12" draw:start-glue-point="0" draw:end-shape="id10" draw:end-glue-point="2" svg:d="m10826 13176v-4286h1982v-559" svg:viewBox="0 0 1983 4846">
          <text:p/>
        </draw:connector>
        <draw:connector draw:style-name="gr6" draw:text-style-name="P3" draw:layer="layout" draw:type="line" svg:x1="11.266cm" svg:y1="7.78cm" svg:x2="6.203cm" svg:y2="7.78cm" draw:start-shape="id10" draw:start-glue-point="3" draw:end-shape="id6" draw:end-glue-point="1" svg:d="m11266 7780h-5063" svg:viewBox="0 0 5064 1">
          <text:p/>
        </draw:connector>
        <draw:connector draw:style-name="gr6" draw:text-style-name="P3" draw:layer="layout" draw:type="line" svg:x1="12.808cm" svg:y1="9.983cm" svg:x2="8.184cm" svg:y2="9.983cm" draw:start-shape="id9" draw:start-glue-point="3" draw:end-shape="id5" draw:end-glue-point="1" svg:d="m12808 9983h-4624" svg:viewBox="0 0 4625 1">
          <text:p/>
        </draw:connector>
        <draw:connector draw:style-name="gr6" draw:text-style-name="P3" draw:layer="layout" draw:type="line" svg:x1="12.808cm" svg:y1="11.965cm" svg:x2="8.184cm" svg:y2="11.965cm" draw:start-shape="id11" draw:start-glue-point="3" draw:end-shape="id7" draw:end-glue-point="1" svg:d="m12808 11965h-4624" svg:viewBox="0 0 4625 1">
          <text:p/>
        </draw:connector>
        <draw:connector draw:style-name="gr6" draw:text-style-name="P3" draw:layer="layout" draw:type="line" svg:x1="9.064cm" svg:y1="13.727cm" svg:x2="4.441cm" svg:y2="13.727cm" draw:start-shape="id12" draw:end-shape="id8" draw:end-glue-point="1" svg:d="m9064 13727h-4623" svg:viewBox="0 0 4624 1">
          <text:p/>
        </draw:connector>
        <draw:custom-shape draw:style-name="gr5" draw:text-style-name="P4" draw:layer="layout" svg:width="2.863cm" svg:height="0.66cm" svg:x="0.697cm" svg:y="6.35cm">
          <text:p text:style-name="P3"><text:span text:style-name="T2">java.swing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1.651cm" svg:height="8.534cm" svg:x="3.672cm" svg:y="2.565cm" draw:page-number="3" presentation:class="page"/>
          <draw:frame presentation:style-name="pr6" draw:text-style-name="P6" draw:layer="layout" svg:width="17.992cm" svg:height="11.898cm" svg:x="0.529cm" svg:y="11.90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19.103cm" svg:height="2.371cm" svg:x="0.996cm" svg:y="1.337cm" presentation:class="title" presentation:user-transformed="true">
          <draw:text-box>
            <text:p>Java Swing / Scala Swing / ReSwing</text:p>
          </draw:text-box>
        </draw:frame>
        <draw:frame presentation:style-name="pr5" draw:layer="layout" svg:width="24.002cm" svg:height="12.503cm" svg:x="0.697cm" svg:y="4.423cm" presentation:class="subtitle" presentation:placeholder="true">
          <draw:text-box/>
        </draw:frame>
        <draw:custom-shape draw:style-name="gr2" draw:text-style-name="P3" draw:layer="layout" svg:width="7.707cm" svg:height="7.488cm" svg:x="16.992cm" svg:y="7.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863cm" svg:height="0.66cm" svg:x="16.992cm" svg:y="6.35cm">
          <text:p text:style-name="P3"><text:span text:style-name="T2">reswing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706cm" svg:height="7.488cm" svg:x="8.845cm" svg:y="7.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862cm" svg:height="0.66cm" svg:x="8.845cm" svg:y="6.35cm">
          <text:p text:style-name="P3"><text:span text:style-name="T2">scala.swing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707cm" svg:height="7.488cm" svg:x="0.697cm" svg:y="7.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14" draw:id="id14" draw:layer="layout" svg:width="3.084cm" svg:height="1.101cm" svg:x="3.119cm" svg:y="7.23cm">
          <text:p text:style-name="P3"><text:span text:style-name="T2">JComponen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3" draw:id="id13" draw:layer="layout" svg:width="3.523cm" svg:height="1.101cm" svg:x="4.661cm" svg:y="9.433cm">
          <text:p text:style-name="P3"><text:span text:style-name="T2">AbstractButton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line-skew="0.009cm" svg:x1="6.422cm" svg:y1="9.433cm" svg:x2="4.661cm" svg:y2="8.331cm" draw:start-shape="id13" draw:start-glue-point="0" draw:end-shape="id14" draw:end-glue-point="2" svg:d="m6422 9433v-543h-1761v-559" svg:viewBox="0 0 1762 1103">
          <text:p/>
        </draw:connector>
        <draw:custom-shape draw:style-name="gr3" draw:text-style-name="P4" xml:id="id15" draw:id="id15" draw:layer="layout" svg:width="3.523cm" svg:height="1.099cm" svg:x="4.661cm" svg:y="11.416cm">
          <text:p text:style-name="P3"><text:span text:style-name="T2">JButton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.422cm" svg:y1="11.416cm" svg:x2="6.422cm" svg:y2="10.534cm" draw:start-shape="id15" draw:start-glue-point="0" draw:end-shape="id13" draw:end-glue-point="2" svg:d="m6422 11416v-882" svg:viewBox="0 0 1 883">
          <text:p/>
        </draw:connector>
        <draw:custom-shape draw:style-name="gr3" draw:text-style-name="P5" xml:id="id16" draw:id="id16" draw:layer="layout" svg:width="3.524cm" svg:height="1.102cm" svg:x="0.917cm" svg:y="13.176cm">
          <text:p text:style-name="P3"><text:span text:style-name="T3">JLabel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line-skew="-1.863cm" svg:x1="2.679cm" svg:y1="13.176cm" svg:x2="4.661cm" svg:y2="8.331cm" draw:start-shape="id16" draw:start-glue-point="0" draw:end-shape="id14" draw:end-glue-point="2" svg:d="m2679 13176v-4286h1982v-559" svg:viewBox="0 0 1983 4846">
          <text:p/>
        </draw:connector>
        <draw:custom-shape draw:style-name="gr3" draw:text-style-name="P5" xml:id="id18" draw:id="id18" draw:layer="layout" svg:width="3.084cm" svg:height="1.101cm" svg:x="11.266cm" svg:y="7.23cm">
          <text:p text:style-name="P3"><text:span text:style-name="T3">Component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7" draw:id="id17" draw:layer="layout" svg:width="3.524cm" svg:height="1.101cm" svg:x="12.808cm" svg:y="9.433cm">
          <text:p text:style-name="P3"><text:span text:style-name="T3">AbstractButton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line-skew="0.009cm" svg:x1="14.57cm" svg:y1="9.433cm" svg:x2="12.808cm" svg:y2="8.331cm" draw:start-shape="id17" draw:start-glue-point="0" draw:end-shape="id18" draw:end-glue-point="2" svg:d="m14570 9433v-543h-1762v-559" svg:viewBox="0 0 1763 1103">
          <text:p/>
        </draw:connector>
        <draw:custom-shape draw:style-name="gr3" draw:text-style-name="P5" xml:id="id19" draw:id="id19" draw:layer="layout" svg:width="3.524cm" svg:height="1.099cm" svg:x="12.808cm" svg:y="11.416cm">
          <text:p text:style-name="P3"><text:span text:style-name="T3">Button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4.57cm" svg:y1="11.416cm" svg:x2="14.57cm" svg:y2="10.534cm" draw:start-shape="id19" draw:start-glue-point="0" draw:end-shape="id17" draw:end-glue-point="2" svg:d="m14570 11416v-882" svg:viewBox="0 0 1 883">
          <text:p/>
        </draw:connector>
        <draw:custom-shape draw:style-name="gr3" draw:text-style-name="P5" xml:id="id20" draw:id="id20" draw:layer="layout" svg:width="3.524cm" svg:height="1.102cm" svg:x="9.064cm" svg:y="13.176cm">
          <text:p text:style-name="P3"><text:span text:style-name="T3">Label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line-skew="-1.863cm" svg:x1="10.826cm" svg:y1="13.176cm" svg:x2="12.808cm" svg:y2="8.331cm" draw:start-shape="id20" draw:start-glue-point="0" draw:end-shape="id18" draw:end-glue-point="2" svg:d="m10826 13176v-4286h1982v-559" svg:viewBox="0 0 1983 4846">
          <text:p/>
        </draw:connector>
        <draw:custom-shape draw:style-name="gr3" draw:text-style-name="P4" xml:id="id22" draw:id="id22" draw:layer="layout" svg:width="3.083cm" svg:height="1.101cm" svg:x="19.414cm" svg:y="7.23cm">
          <text:p text:style-name="P3"><text:span text:style-name="T2">ReComponent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21" draw:id="id21" draw:layer="layout" svg:width="3.524cm" svg:height="1.101cm" svg:x="20.955cm" svg:y="9.433cm">
          <text:p text:style-name="P3"><text:span text:style-name="T4">ReAbstractButton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line-skew="0.009cm" svg:x1="22.717cm" svg:y1="9.433cm" svg:x2="20.955cm" svg:y2="8.331cm" draw:start-shape="id21" draw:start-glue-point="0" draw:end-shape="id22" draw:end-glue-point="2" svg:d="m22717 9433v-543h-1762v-559" svg:viewBox="0 0 1763 1103">
          <text:p/>
        </draw:connector>
        <draw:custom-shape draw:style-name="gr3" draw:text-style-name="P4" xml:id="id23" draw:id="id23" draw:layer="layout" svg:width="3.524cm" svg:height="1.099cm" svg:x="20.955cm" svg:y="11.416cm">
          <text:p text:style-name="P3"><text:span text:style-name="T2">ReButton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2.717cm" svg:y1="11.416cm" svg:x2="22.717cm" svg:y2="10.534cm" draw:start-shape="id23" draw:start-glue-point="0" draw:end-shape="id21" draw:end-glue-point="2" svg:d="m22717 11416v-882" svg:viewBox="0 0 1 883">
          <text:p/>
        </draw:connector>
        <draw:custom-shape draw:style-name="gr3" draw:text-style-name="P4" xml:id="id24" draw:id="id24" draw:layer="layout" svg:width="3.523cm" svg:height="1.102cm" svg:x="17.212cm" svg:y="13.176cm">
          <text:p text:style-name="P3"><text:span text:style-name="T2">ReLabel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line-skew="-1.863cm" svg:x1="18.973cm" svg:y1="13.176cm" svg:x2="20.955cm" svg:y2="8.331cm" draw:start-shape="id24" draw:start-glue-point="0" draw:end-shape="id22" draw:end-glue-point="2" svg:d="m18973 13176v-4286h1982v-559" svg:viewBox="0 0 1983 4846">
          <text:p/>
        </draw:connector>
        <draw:connector draw:style-name="gr6" draw:text-style-name="P3" draw:layer="layout" draw:type="line" svg:x1="11.266cm" svg:y1="7.78cm" svg:x2="6.203cm" svg:y2="7.78cm" draw:start-shape="id18" draw:start-glue-point="3" draw:end-shape="id14" draw:end-glue-point="1" svg:d="m11266 7780h-5063" svg:viewBox="0 0 5064 1">
          <text:p/>
        </draw:connector>
        <draw:connector draw:style-name="gr6" draw:text-style-name="P3" draw:layer="layout" draw:type="line" svg:x1="12.808cm" svg:y1="9.983cm" svg:x2="8.184cm" svg:y2="9.983cm" draw:start-shape="id17" draw:start-glue-point="3" draw:end-shape="id13" draw:end-glue-point="1" svg:d="m12808 9983h-4624" svg:viewBox="0 0 4625 1">
          <text:p/>
        </draw:connector>
        <draw:connector draw:style-name="gr6" draw:text-style-name="P3" draw:layer="layout" draw:type="line" svg:x1="12.808cm" svg:y1="11.965cm" svg:x2="8.184cm" svg:y2="11.965cm" draw:start-shape="id19" draw:start-glue-point="3" draw:end-shape="id15" draw:end-glue-point="1" svg:d="m12808 11965h-4624" svg:viewBox="0 0 4625 1">
          <text:p/>
        </draw:connector>
        <draw:connector draw:style-name="gr6" draw:text-style-name="P3" draw:layer="layout" draw:type="line" svg:x1="9.064cm" svg:y1="13.727cm" svg:x2="4.441cm" svg:y2="13.727cm" draw:start-shape="id20" draw:end-shape="id16" draw:end-glue-point="1" svg:d="m9064 13727h-4623" svg:viewBox="0 0 4624 1">
          <text:p/>
        </draw:connector>
        <draw:connector draw:style-name="gr6" draw:text-style-name="P3" draw:layer="layout" draw:type="line" svg:x1="19.414cm" svg:y1="7.78cm" svg:x2="14.35cm" svg:y2="7.78cm" draw:start-shape="id22" draw:start-glue-point="3" draw:end-shape="id18" draw:end-glue-point="1" svg:d="m19414 7780h-5064" svg:viewBox="0 0 5065 1">
          <text:p/>
        </draw:connector>
        <draw:connector draw:style-name="gr6" draw:text-style-name="P3" draw:layer="layout" draw:type="line" svg:x1="20.955cm" svg:y1="9.983cm" svg:x2="16.332cm" svg:y2="9.983cm" draw:start-shape="id21" draw:start-glue-point="3" draw:end-shape="id17" draw:end-glue-point="1" svg:d="m20955 9983h-4623" svg:viewBox="0 0 4624 1">
          <text:p/>
        </draw:connector>
        <draw:connector draw:style-name="gr6" draw:text-style-name="P3" draw:layer="layout" draw:type="line" svg:x1="20.955cm" svg:y1="11.965cm" svg:x2="16.332cm" svg:y2="11.965cm" draw:start-shape="id23" draw:start-glue-point="3" draw:end-shape="id19" draw:end-glue-point="1" svg:d="m20955 11965h-4623" svg:viewBox="0 0 4624 1">
          <text:p/>
        </draw:connector>
        <draw:connector draw:style-name="gr6" draw:text-style-name="P3" draw:layer="layout" draw:type="line" svg:x1="17.212cm" svg:y1="13.727cm" svg:x2="12.588cm" svg:y2="13.727cm" draw:start-shape="id24" draw:end-shape="id20" draw:end-glue-point="1" svg:d="m17212 13727h-4624" svg:viewBox="0 0 4625 1">
          <text:p/>
        </draw:connector>
        <draw:custom-shape draw:style-name="gr5" draw:text-style-name="P4" draw:layer="layout" svg:width="2.863cm" svg:height="0.66cm" svg:x="0.697cm" svg:y="6.35cm">
          <text:p text:style-name="P3"><text:span text:style-name="T2">java.swing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1.651cm" svg:height="8.534cm" svg:x="3.672cm" svg:y="2.565cm" draw:page-number="4" presentation:class="page"/>
          <draw:frame presentation:style-name="pr6" draw:text-style-name="P6" draw:layer="layout" svg:width="17.992cm" svg:height="11.898cm" svg:x="0.529cm" svg:y="11.90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103cm" svg:height="2.33cm" svg:x="0.996cm" svg:y="1.357cm" presentation:class="title" presentation:user-transformed="true">
          <draw:text-box>
            <text:p>Swing vs ReSwing</text:p>
          </draw:text-box>
        </draw:frame>
        <draw:frame presentation:style-name="pr8" draw:layer="layout" svg:width="24.002cm" svg:height="12.503cm" svg:x="0.697cm" svg:y="4.423cm" presentation:class="outline" presentation:user-transformed="true">
          <draw:text-box>
            <text:p><text:span text:style-name="T5">Swing</text:span><text:span text:style-name="T5"><text:line-break/></text:span><text:span text:style-name="T5"/></text:p>
            <text:p><text:span text:style-name="T6">val</text:span><text:span text:style-name="T7"> </text:span><text:span text:style-name="T8">label</text:span><text:span text:style-name="T7"> = </text:span><text:span text:style-name="T6">new</text:span><text:span text:style-name="T7"> Label</text:span><text:span text:style-name="T7"><text:line-break/></text:span><text:span text:style-name="T8">label</text:span><text:span text:style-name="T7">.text = </text:span><text:span text:style-name="T9">"foobar"</text:span><text:span text:style-name="T9"><text:line-break/></text:span><text:span text:style-name="T8">label</text:span><text:span text:style-name="T7">.preferredSize = </text:span><text:span text:style-name="T6">new</text:span><text:span text:style-name="T7"> Dimension(</text:span><text:span text:style-name="T10">400</text:span><text:span text:style-name="T7">, </text:span><text:span text:style-name="T10">40</text:span><text:span text:style-name="T7">)</text:span></text:p>
            <text:p/>
            <text:p><text:span text:style-name="T11"/></text:p>
          </draw:text-box>
        </draw:frame>
        <presentation:notes draw:style-name="dp3">
          <draw:page-thumbnail draw:style-name="gr1" draw:layer="layout" svg:width="11.651cm" svg:height="8.534cm" svg:x="3.672cm" svg:y="2.565cm" draw:page-number="5" presentation:class="page"/>
          <draw:frame presentation:style-name="pr9" draw:layer="layout" svg:width="17.992cm" svg:height="11.898cm" svg:x="0.529cm" svg:y="11.90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103cm" svg:height="2.33cm" svg:x="0.996cm" svg:y="1.357cm" presentation:class="title" presentation:user-transformed="true">
          <draw:text-box>
            <text:p>Swing vs ReSwing</text:p>
          </draw:text-box>
        </draw:frame>
        <draw:frame presentation:style-name="pr8" draw:layer="layout" svg:width="24.002cm" svg:height="12.503cm" svg:x="0.697cm" svg:y="4.423cm" presentation:class="outline" presentation:user-transformed="true">
          <draw:text-box>
            <text:p><text:span text:style-name="T5">Swing</text:span><text:span text:style-name="T5"><text:line-break/></text:span><text:span text:style-name="T5"/></text:p>
            <text:p><text:span text:style-name="T6">val</text:span><text:span text:style-name="T7"> </text:span><text:span text:style-name="T8">label</text:span><text:span text:style-name="T7"> = </text:span><text:span text:style-name="T6">new</text:span><text:span text:style-name="T7"> Label</text:span><text:span text:style-name="T7"><text:line-break/></text:span><text:span text:style-name="T8">label</text:span><text:span text:style-name="T7">.text = </text:span><text:span text:style-name="T9">"foobar"</text:span><text:span text:style-name="T9"><text:line-break/></text:span><text:span text:style-name="T8">label</text:span><text:span text:style-name="T7">.preferredSize = </text:span><text:span text:style-name="T6">new</text:span><text:span text:style-name="T7"> Dimension(</text:span><text:span text:style-name="T10">400</text:span><text:span text:style-name="T7">, </text:span><text:span text:style-name="T10">40</text:span><text:span text:style-name="T7">)</text:span></text:p>
            <text:p><text:span text:style-name="T11"/></text:p>
            <text:p/>
            <text:p>ReSwing<text:line-break/></text:p>
            <text:p><text:span text:style-name="T12">val</text:span><text:span text:style-name="T13"> </text:span><text:span text:style-name="T14">label</text:span><text:span text:style-name="T13"> = </text:span><text:span text:style-name="T12">new</text:span><text:span text:style-name="T13"> ReLabel(</text:span><text:span text:style-name="T13"><text:line-break/></text:span><text:span text:style-name="T13"> <text:s text:c="3"/>text = </text:span><text:span text:style-name="T15">"foobar"</text:span><text:span text:style-name="T13"><text:line-break/></text:span><text:span text:style-name="T13"> <text:s text:c="3"/>preferredSize = </text:span><text:span text:style-name="T12">new</text:span><text:span text:style-name="T13"> Dimension(</text:span><text:span text:style-name="T16">400</text:span><text:span text:style-name="T13">, </text:span><text:span text:style-name="T16">40</text:span><text:span text:style-name="T13">)</text:span><text:span text:style-name="T13"><text:line-break/></text:span><text:span text:style-name="T17">)</text:span></text:p>
            <text:p><text:span text:style-name="T11"/></text:p>
          </draw:text-box>
        </draw:frame>
        <presentation:notes draw:style-name="dp3">
          <draw:page-thumbnail draw:style-name="gr1" draw:layer="layout" svg:width="11.651cm" svg:height="8.534cm" svg:x="3.672cm" svg:y="2.565cm" draw:page-number="6" presentation:class="page"/>
          <draw:frame presentation:style-name="pr9" draw:layer="layout" svg:width="17.992cm" svg:height="11.898cm" svg:x="0.529cm" svg:y="11.90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19.103cm" svg:height="2.33cm" svg:x="0.996cm" svg:y="1.357cm" presentation:class="title" presentation:user-transformed="true">
          <draw:text-box>
            <text:p>ReSwing Reactive Values</text:p>
          </draw:text-box>
        </draw:frame>
        <draw:frame presentation:style-name="pr10" draw:layer="layout" svg:width="24.002cm" svg:height="11.049cm" svg:x="0.697cm" svg:y="4.423cm" presentation:class="subtitle" presentation:placeholder="true">
          <draw:text-box/>
        </draw:frame>
        <draw:custom-shape draw:style-name="gr7" draw:text-style-name="P8" draw:layer="layout" svg:width="6.096cm" svg:height="7.488cm" svg:x="7.62cm" svg:y="6.99cm">
          <text:p text:style-name="P3"><text:span text:style-name="T18">ReSwing library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588cm" svg:height="2.286cm" svg:x="7.874cm" svg:y="9.531cm">
          <text:p text:style-name="P3"><text:span text:style-name="T19">Reactive Valu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4.129cm" svg:height="7.488cm" svg:x="0.697cm" svg:y="6.999cm">
          <text:p text:style-name="P3"><text:span text:style-name="T18">Applic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2.987cm" svg:height="2.032cm" svg:x="21.712cm" svg:y="7cm">
          <text:p text:style-name="P3"><text:span text:style-name="T20">User</text:span></text:p>
          <text:p text:style-name="P3"><text:span text:style-name="T20">Interface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2.987cm" svg:height="2.032cm" svg:x="21.712cm" svg:y="12.335cm">
          <text:p text:style-name="P3"><text:span text:style-name="T20">Use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.588cm" svg:height="7.367cm" svg:x="16.124cm" svg:y="7cm">
          <text:p text:style-name="P3"><text:span text:style-name="T18">Swing library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1.651cm" svg:height="8.534cm" svg:x="3.672cm" svg:y="2.565cm" draw:page-number="7" presentation:class="page"/>
          <draw:frame presentation:style-name="pr9" draw:layer="layout" svg:width="17.992cm" svg:height="11.898cm" svg:x="0.529cm" svg:y="11.90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19.103cm" svg:height="2.33cm" svg:x="0.996cm" svg:y="1.357cm" presentation:class="title" presentation:user-transformed="true">
          <draw:text-box>
            <text:p>ReSwing Reactive Values</text:p>
          </draw:text-box>
        </draw:frame>
        <draw:frame presentation:style-name="pr10" draw:layer="layout" svg:width="24.002cm" svg:height="11.049cm" svg:x="0.697cm" svg:y="4.423cm" presentation:class="subtitle" presentation:placeholder="true">
          <draw:text-box/>
        </draw:frame>
        <draw:custom-shape draw:style-name="gr7" draw:text-style-name="P8" draw:layer="layout" svg:width="6.096cm" svg:height="7.488cm" svg:x="7.62cm" svg:y="6.99cm">
          <text:p text:style-name="P3"><text:span text:style-name="T18">ReSwing library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25" draw:id="id25" draw:layer="layout" svg:width="5.588cm" svg:height="2.286cm" svg:x="7.874cm" svg:y="9.531cm">
          <text:p text:style-name="P3"><text:span text:style-name="T19">Reactive Valu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xml:id="id26" draw:id="id26" draw:layer="layout" svg:width="2.987cm" svg:height="2.032cm" svg:x="21.712cm" svg:y="7cm">
          <text:p text:style-name="P3"><text:span text:style-name="T20">User</text:span></text:p>
          <text:p text:style-name="P3"><text:span text:style-name="T20">Interface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2.987cm" svg:height="2.032cm" svg:x="21.712cm" svg:y="12.335cm">
          <text:p text:style-name="P3"><text:span text:style-name="T20">Use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.588cm" svg:height="7.367cm" svg:x="16.124cm" svg:y="7cm">
          <text:p text:style-name="P3"><text:span text:style-name="T18">Swing library</text:span></text:p>
          <draw:enhanced-geometry svg:viewBox="0 0 21600 21600" draw:type="rectangle" draw:enhanced-path="M 0 0 L 21600 0 21600 21600 0 21600 0 0 Z N"/>
        </draw:custom-shape>
        <draw:connector draw:style-name="gr9" draw:layer="layout" draw:type="curve" svg:x1="12.644cm" svg:y1="9.865cm" svg:x2="21.712cm" svg:y2="8.016cm" draw:start-shape="id25" draw:start-glue-point="11" draw:end-shape="id26" svg:d="m12644 9865c0-1233 3022-1849 9068-1849" svg:viewBox="0 0 9069 1850">
          <text:p/>
        </draw:connector>
        <draw:connector draw:style-name="gr10" draw:layer="layout" draw:type="curve" draw:line-skew="0.536cm" svg:x1="8.692cm" svg:y1="9.865cm" svg:x2="2.761cm" svg:y2="6.999cm" draw:start-shape="id25" draw:start-glue-point="5" draw:end-shape="id27" draw:end-glue-point="0" svg:d="m8692 9865c0-4246-5931-2814-5931-2866" svg:viewBox="0 0 5932 3059">
          <text:p/>
        </draw:connector>
        <draw:custom-shape draw:style-name="gr7" draw:text-style-name="P8" xml:id="id27" draw:id="id27" draw:layer="layout" svg:width="4.129cm" svg:height="7.488cm" svg:x="0.697cm" svg:y="6.999cm">
          <text:p text:style-name="P3"><text:span text:style-name="T18">Application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1.651cm" svg:height="8.534cm" svg:x="3.672cm" svg:y="2.565cm" draw:page-number="8" presentation:class="page"/>
          <draw:frame presentation:style-name="pr9" draw:layer="layout" svg:width="17.992cm" svg:height="11.898cm" svg:x="0.529cm" svg:y="11.90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19.103cm" svg:height="2.33cm" svg:x="0.996cm" svg:y="1.357cm" presentation:class="title" presentation:user-transformed="true">
          <draw:text-box>
            <text:p>ReSwing Reactive Values</text:p>
          </draw:text-box>
        </draw:frame>
        <draw:frame presentation:style-name="pr10" draw:layer="layout" svg:width="24.002cm" svg:height="11.049cm" svg:x="0.697cm" svg:y="4.423cm" presentation:class="subtitle" presentation:placeholder="true">
          <draw:text-box/>
        </draw:frame>
        <draw:custom-shape draw:style-name="gr7" draw:text-style-name="P8" draw:layer="layout" svg:width="6.096cm" svg:height="7.488cm" svg:x="7.62cm" svg:y="6.99cm">
          <text:p text:style-name="P3"><text:span text:style-name="T18">ReSwing library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28" draw:id="id28" draw:layer="layout" svg:width="5.588cm" svg:height="2.286cm" svg:x="7.874cm" svg:y="9.531cm">
          <text:p text:style-name="P3"><text:span text:style-name="T19">Reactive Valu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xml:id="id29" draw:id="id29" draw:layer="layout" svg:width="2.987cm" svg:height="2.032cm" svg:x="21.712cm" svg:y="7cm">
          <text:p text:style-name="P3"><text:span text:style-name="T20">User</text:span></text:p>
          <text:p text:style-name="P3"><text:span text:style-name="T20">Interface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30" draw:id="id30" draw:layer="layout" svg:width="2.987cm" svg:height="2.032cm" svg:x="21.712cm" svg:y="12.335cm">
          <text:p text:style-name="P3"><text:span text:style-name="T20">Use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.588cm" svg:height="7.367cm" svg:x="16.124cm" svg:y="7cm">
          <text:p text:style-name="P3"><text:span text:style-name="T18">Swing library</text:span></text:p>
          <draw:enhanced-geometry svg:viewBox="0 0 21600 21600" draw:type="rectangle" draw:enhanced-path="M 0 0 L 21600 0 21600 21600 0 21600 0 0 Z N"/>
        </draw:custom-shape>
        <draw:connector draw:style-name="gr9" draw:layer="layout" draw:type="curve" svg:x1="12.644cm" svg:y1="9.865cm" svg:x2="21.712cm" svg:y2="8.016cm" draw:start-shape="id28" draw:start-glue-point="11" draw:end-shape="id29" svg:d="m12644 9865c0-1233 3022-1849 9068-1849" svg:viewBox="0 0 9069 1850">
          <text:p/>
        </draw:connector>
        <draw:connector draw:style-name="gr10" draw:layer="layout" draw:type="curve" svg:x1="12.644cm" svg:y1="11.483cm" svg:x2="21.712cm" svg:y2="13.351cm" draw:start-shape="id28" draw:start-glue-point="9" draw:end-shape="id30" draw:end-glue-point="3" svg:d="m12644 11483c0 1246 3022 1868 9068 1868" svg:viewBox="0 0 9069 1869">
          <text:p/>
        </draw:connector>
        <draw:connector draw:style-name="gr10" draw:layer="layout" draw:type="curve" draw:line-skew="0.536cm" svg:x1="8.692cm" svg:y1="9.865cm" svg:x2="2.761cm" svg:y2="6.999cm" draw:start-shape="id28" draw:start-glue-point="5" draw:end-shape="id31" draw:end-glue-point="0" svg:d="m8692 9865c0-4246-5931-2814-5931-2866" svg:viewBox="0 0 5932 3059">
          <text:p/>
        </draw:connector>
        <draw:custom-shape draw:style-name="gr7" draw:text-style-name="P8" xml:id="id31" draw:id="id31" draw:layer="layout" svg:width="4.129cm" svg:height="7.488cm" svg:x="0.697cm" svg:y="6.999cm">
          <text:p text:style-name="P3"><text:span text:style-name="T18">Application</text:span></text:p>
          <draw:enhanced-geometry svg:viewBox="0 0 21600 21600" draw:type="rectangle" draw:enhanced-path="M 0 0 L 21600 0 21600 21600 0 21600 0 0 Z N"/>
        </draw:custom-shape>
        <draw:connector draw:style-name="gr9" draw:layer="layout" draw:type="curve" draw:line-skew="-0.514cm" svg:x1="8.692cm" svg:y1="11.483cm" svg:x2="2.761cm" svg:y2="14.487cm" draw:start-shape="id28" draw:start-glue-point="7" draw:end-shape="id31" svg:d="m8692 11483c0 4486-5931 2985-5931 3004" svg:viewBox="0 0 5932 3231">
          <text:p/>
        </draw:connector>
        <presentation:notes draw:style-name="dp3">
          <draw:page-thumbnail draw:style-name="gr1" draw:layer="layout" svg:width="11.651cm" svg:height="8.534cm" svg:x="3.672cm" svg:y="2.565cm" draw:page-number="9" presentation:class="page"/>
          <draw:frame presentation:style-name="pr9" draw:layer="layout" svg:width="17.992cm" svg:height="11.898cm" svg:x="0.529cm" svg:y="11.90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103cm" svg:height="2.33cm" svg:x="0.996cm" svg:y="1.357cm" presentation:class="title">
          <draw:text-box>
            <text:p>Setting Signals</text:p>
          </draw:text-box>
        </draw:frame>
        <draw:frame presentation:style-name="pr11" draw:layer="layout" svg:width="24.002cm" svg:height="11.049cm" svg:x="0.697cm" svg:y="4.423cm" presentation:class="outline">
          <draw:text-box>
            <text:p><text:span text:style-name="T21">val</text:span><text:span text:style-name="T22"> </text:span><text:span text:style-name="T23">value</text:span><text:span text:style-name="T22">: String</text:span><text:span text:style-name="T22"><text:line-break/></text:span><text:span text:style-name="T21">val</text:span><text:span text:style-name="T22"> </text:span><text:span text:style-name="T23">label</text:span><text:span text:style-name="T22"> = </text:span><text:span text:style-name="T21">new</text:span><text:span text:style-name="T22"> ReTextArea(</text:span><text:span text:style-name="T22"><text:line-break/></text:span><text:span text:style-name="T24"> <text:s text:c="3"/></text:span><text:span text:style-name="T22">text = value</text:span><text:span text:style-name="T22"><text:line-break/></text:span><text:span text:style-name="T24">)</text:span></text:p>
            <text:p><text:span text:style-name="T24"/></text:p>
            <text:p><text:span text:style-name="T24"/></text:p>
            <text:p><text:span text:style-name="T21">val</text:span><text:span text:style-name="T22"> </text:span><text:span text:style-name="T23">event</text:span><text:span text:style-name="T22">: Event[String]</text:span><text:span text:style-name="T22"><text:line-break/></text:span><text:span text:style-name="T21">val</text:span><text:span text:style-name="T22"> </text:span><text:span text:style-name="T23">label</text:span><text:span text:style-name="T22"> = </text:span><text:span text:style-name="T21">new</text:span><text:span text:style-name="T22"> ReTextArea(</text:span><text:span text:style-name="T22"><text:line-break/></text:span><text:span text:style-name="T24"> <text:s text:c="3"/></text:span><text:span text:style-name="T22">text = event</text:span><text:span text:style-name="T22"><text:line-break/></text:span><text:span text:style-name="T24">)</text:span></text:p>
            <text:p><text:span text:style-name="T24"/></text:p>
            <text:p><text:span text:style-name="T24"/></text:p>
            <text:p><text:span text:style-name="T21">val</text:span><text:span text:style-name="T22"> </text:span><text:span text:style-name="T23">signal</text:span><text:span text:style-name="T22">: Signal[String]</text:span><text:span text:style-name="T22"><text:line-break/></text:span><text:span text:style-name="T21">val</text:span><text:span text:style-name="T22"> </text:span><text:span text:style-name="T23">label</text:span><text:span text:style-name="T22"> = </text:span><text:span text:style-name="T21">new</text:span><text:span text:style-name="T22"> ReTextArea(</text:span><text:span text:style-name="T22"><text:line-break/></text:span><text:span text:style-name="T24"> <text:s text:c="3"/></text:span><text:span text:style-name="T22">text = signal</text:span><text:span text:style-name="T22"><text:line-break/></text:span><text:span text:style-name="T24">)</text:span></text:p>
            <text:p><text:span text:style-name="T24"/></text:p>
          </draw:text-box>
        </draw:frame>
        <presentation:notes draw:style-name="dp3">
          <draw:page-thumbnail draw:style-name="gr1" draw:layer="layout" svg:width="11.651cm" svg:height="8.534cm" svg:x="3.672cm" svg:y="2.565cm" draw:page-number="10" presentation:class="page"/>
          <draw:frame presentation:style-name="pr9" draw:layer="layout" svg:width="17.992cm" svg:height="11.898cm" svg:x="0.529cm" svg:y="11.90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103cm" svg:height="2.33cm" svg:x="0.996cm" svg:y="1.357cm" presentation:class="title">
          <draw:text-box>
            <text:p>Setting Signals</text:p>
          </draw:text-box>
        </draw:frame>
        <draw:frame presentation:style-name="pr11" draw:layer="layout" svg:width="24.002cm" svg:height="11.049cm" svg:x="0.697cm" svg:y="4.423cm" presentation:class="outline">
          <draw:text-box>
            <text:p><text:span text:style-name="T21">val</text:span><text:span text:style-name="T22"> </text:span><text:span text:style-name="T23">value</text:span><text:span text:style-name="T22">: String</text:span><text:span text:style-name="T22"><text:line-break/></text:span><text:span text:style-name="T21">val</text:span><text:span text:style-name="T22"> </text:span><text:span text:style-name="T23">label</text:span><text:span text:style-name="T22"> = </text:span><text:span text:style-name="T21">new</text:span><text:span text:style-name="T22"> ReTextArea(</text:span><text:span text:style-name="T22"><text:line-break/></text:span><text:span text:style-name="T24"> <text:s text:c="3"/></text:span><text:span text:style-name="T22">text = value</text:span><text:span text:style-name="T22"><text:line-break/></text:span><text:span text:style-name="T24">)</text:span></text:p>
            <text:p><text:span text:style-name="T24"/></text:p>
            <text:p><text:span text:style-name="T24"/></text:p>
            <text:p><text:span text:style-name="T21">val</text:span><text:span text:style-name="T22"> </text:span><text:span text:style-name="T23">event</text:span><text:span text:style-name="T22">: Event[String]</text:span><text:span text:style-name="T22"><text:line-break/></text:span><text:span text:style-name="T21">val</text:span><text:span text:style-name="T22"> </text:span><text:span text:style-name="T23">label</text:span><text:span text:style-name="T22"> = </text:span><text:span text:style-name="T21">new</text:span><text:span text:style-name="T22"> ReTextArea(</text:span><text:span text:style-name="T22"><text:line-break/></text:span><text:span text:style-name="T24"> <text:s text:c="3"/></text:span><text:span text:style-name="T22">text = event</text:span><text:span text:style-name="T22"><text:line-break/></text:span><text:span text:style-name="T24">)</text:span></text:p>
            <text:p><text:span text:style-name="T24"/></text:p>
            <text:p><text:span text:style-name="T24"/></text:p>
            <text:p><text:span text:style-name="T21">val</text:span><text:span text:style-name="T22"> </text:span><text:span text:style-name="T23">signal</text:span><text:span text:style-name="T22">: Signal[String]</text:span><text:span text:style-name="T22"><text:line-break/></text:span><text:span text:style-name="T21">val</text:span><text:span text:style-name="T22"> </text:span><text:span text:style-name="T23">label</text:span><text:span text:style-name="T22"> = </text:span><text:span text:style-name="T21">new</text:span><text:span text:style-name="T22"> ReTextArea(</text:span><text:span text:style-name="T22"><text:line-break/></text:span><text:span text:style-name="T24"> <text:s text:c="3"/></text:span><text:span text:style-name="T22">text = signal</text:span><text:span text:style-name="T22"><text:line-break/></text:span><text:span text:style-name="T24">)</text:span></text:p>
            <text:p><text:span text:style-name="T24"/></text:p>
          </draw:text-box>
        </draw:frame>
        <draw:frame presentation:style-name="pr8" draw:layer="layout" svg:width="13.269cm" svg:height="12.503cm" svg:x="11.431cm" svg:y="4.425cm" presentation:class="outline" presentation:user-transformed="true">
          <draw:text-box>
            <text:list text:style-name="L5">
              <text:list-item>
                <text:p><text:span text:style-name="T5">initializes the reactive value</text:span></text:p>
              </text:list-item>
              <text:list-item>
                <text:p><text:span text:style-name="T5">user can change the value</text:span></text:p>
              </text:list-item>
            </text:list>
          </draw:text-box>
        </draw:frame>
        <presentation:notes draw:style-name="dp3">
          <draw:page-thumbnail draw:style-name="gr1" draw:layer="layout" svg:width="11.651cm" svg:height="8.534cm" svg:x="3.672cm" svg:y="2.565cm" draw:page-number="11" presentation:class="page"/>
          <draw:frame presentation:style-name="pr9" draw:layer="layout" svg:width="17.992cm" svg:height="11.898cm" svg:x="0.529cm" svg:y="11.90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103cm" svg:height="2.33cm" svg:x="0.996cm" svg:y="1.357cm" presentation:class="title">
          <draw:text-box>
            <text:p>Setting Signals</text:p>
          </draw:text-box>
        </draw:frame>
        <draw:frame presentation:style-name="pr11" draw:layer="layout" svg:width="24.002cm" svg:height="11.049cm" svg:x="0.697cm" svg:y="4.423cm" presentation:class="outline">
          <draw:text-box>
            <text:p><text:span text:style-name="T21">val</text:span><text:span text:style-name="T22"> </text:span><text:span text:style-name="T23">value</text:span><text:span text:style-name="T22">: String</text:span><text:span text:style-name="T22"><text:line-break/></text:span><text:span text:style-name="T21">val</text:span><text:span text:style-name="T22"> </text:span><text:span text:style-name="T23">label</text:span><text:span text:style-name="T22"> = </text:span><text:span text:style-name="T21">new</text:span><text:span text:style-name="T22"> ReTextArea(</text:span><text:span text:style-name="T22"><text:line-break/></text:span><text:span text:style-name="T24"> <text:s text:c="3"/></text:span><text:span text:style-name="T22">text = value</text:span><text:span text:style-name="T22"><text:line-break/></text:span><text:span text:style-name="T24">)</text:span></text:p>
            <text:p><text:span text:style-name="T24"/></text:p>
            <text:p><text:span text:style-name="T24"/></text:p>
            <text:p><text:span text:style-name="T21">val</text:span><text:span text:style-name="T22"> </text:span><text:span text:style-name="T23">event</text:span><text:span text:style-name="T22">: Event[String]</text:span><text:span text:style-name="T22"><text:line-break/></text:span><text:span text:style-name="T21">val</text:span><text:span text:style-name="T22"> </text:span><text:span text:style-name="T23">label</text:span><text:span text:style-name="T22"> = </text:span><text:span text:style-name="T21">new</text:span><text:span text:style-name="T22"> ReTextArea(</text:span><text:span text:style-name="T22"><text:line-break/></text:span><text:span text:style-name="T24"> <text:s text:c="3"/></text:span><text:span text:style-name="T22">text = event</text:span><text:span text:style-name="T22"><text:line-break/></text:span><text:span text:style-name="T24">)</text:span></text:p>
            <text:p><text:span text:style-name="T24"/></text:p>
            <text:p><text:span text:style-name="T24"/></text:p>
            <text:p><text:span text:style-name="T21">val</text:span><text:span text:style-name="T22"> </text:span><text:span text:style-name="T23">signal</text:span><text:span text:style-name="T22">: Signal[String]</text:span><text:span text:style-name="T22"><text:line-break/></text:span><text:span text:style-name="T21">val</text:span><text:span text:style-name="T22"> </text:span><text:span text:style-name="T23">label</text:span><text:span text:style-name="T22"> = </text:span><text:span text:style-name="T21">new</text:span><text:span text:style-name="T22"> ReTextArea(</text:span><text:span text:style-name="T22"><text:line-break/></text:span><text:span text:style-name="T24"> <text:s text:c="3"/></text:span><text:span text:style-name="T22">text = signal</text:span><text:span text:style-name="T22"><text:line-break/></text:span><text:span text:style-name="T24">)</text:span></text:p>
            <text:p><text:span text:style-name="T24"/></text:p>
          </draw:text-box>
        </draw:frame>
        <draw:frame presentation:style-name="pr8" draw:layer="layout" svg:width="13.269cm" svg:height="12.503cm" svg:x="11.43cm" svg:y="4.424cm" presentation:class="outline" presentation:user-transformed="true">
          <draw:text-box>
            <text:list text:style-name="L5">
              <text:list-item>
                <text:p><text:span text:style-name="T5">initializes the reactive value</text:span></text:p>
              </text:list-item>
              <text:list-item>
                <text:p><text:span text:style-name="T5">user can change the value</text:span></text:p>
              </text:list-item>
            </text:list>
          </draw:text-box>
        </draw:frame>
        <draw:frame presentation:style-name="pr8" draw:layer="layout" svg:width="13.269cm" svg:height="8.546cm" svg:x="11.431cm" svg:y="8.382cm" presentation:class="outline" presentation:user-transformed="true">
          <draw:text-box>
            <text:list text:style-name="L5">
              <text:list-item>
                <text:p><text:span text:style-name="T5">updates the reactive value on each event occurrence</text:span></text:p>
              </text:list-item>
              <text:list-item>
                <text:p><text:span text:style-name="T5">user can change the value</text:span></text:p>
              </text:list-item>
            </text:list>
          </draw:text-box>
        </draw:frame>
        <presentation:notes draw:style-name="dp3">
          <draw:page-thumbnail draw:style-name="gr1" draw:layer="layout" svg:width="11.651cm" svg:height="8.534cm" svg:x="3.672cm" svg:y="2.565cm" draw:page-number="12" presentation:class="page"/>
          <draw:frame presentation:style-name="pr9" draw:layer="layout" svg:width="17.992cm" svg:height="11.898cm" svg:x="0.529cm" svg:y="11.90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103cm" svg:height="2.33cm" svg:x="0.996cm" svg:y="1.357cm" presentation:class="title">
          <draw:text-box>
            <text:p>Setting Signals</text:p>
          </draw:text-box>
        </draw:frame>
        <draw:frame presentation:style-name="pr11" draw:layer="layout" svg:width="24.002cm" svg:height="11.049cm" svg:x="0.697cm" svg:y="4.423cm" presentation:class="outline">
          <draw:text-box>
            <text:p><text:span text:style-name="T21">val</text:span><text:span text:style-name="T22"> </text:span><text:span text:style-name="T23">value</text:span><text:span text:style-name="T22">: String</text:span><text:span text:style-name="T22"><text:line-break/></text:span><text:span text:style-name="T21">val</text:span><text:span text:style-name="T22"> </text:span><text:span text:style-name="T23">label</text:span><text:span text:style-name="T22"> = </text:span><text:span text:style-name="T21">new</text:span><text:span text:style-name="T22"> ReTextArea(</text:span><text:span text:style-name="T22"><text:line-break/></text:span><text:span text:style-name="T24"> <text:s text:c="3"/></text:span><text:span text:style-name="T22">text = value</text:span><text:span text:style-name="T22"><text:line-break/></text:span><text:span text:style-name="T24">)</text:span></text:p>
            <text:p><text:span text:style-name="T24"/></text:p>
            <text:p><text:span text:style-name="T24"/></text:p>
            <text:p><text:span text:style-name="T21">val</text:span><text:span text:style-name="T22"> </text:span><text:span text:style-name="T23">event</text:span><text:span text:style-name="T22">: Event[String]</text:span><text:span text:style-name="T22"><text:line-break/></text:span><text:span text:style-name="T21">val</text:span><text:span text:style-name="T22"> </text:span><text:span text:style-name="T23">label</text:span><text:span text:style-name="T22"> = </text:span><text:span text:style-name="T21">new</text:span><text:span text:style-name="T22"> ReTextArea(</text:span><text:span text:style-name="T22"><text:line-break/></text:span><text:span text:style-name="T24"> <text:s text:c="3"/></text:span><text:span text:style-name="T22">text = event</text:span><text:span text:style-name="T22"><text:line-break/></text:span><text:span text:style-name="T24">)</text:span></text:p>
            <text:p><text:span text:style-name="T24"/></text:p>
            <text:p><text:span text:style-name="T24"/></text:p>
            <text:p><text:span text:style-name="T21">val</text:span><text:span text:style-name="T22"> </text:span><text:span text:style-name="T23">signal</text:span><text:span text:style-name="T22">: Signal[String]</text:span><text:span text:style-name="T22"><text:line-break/></text:span><text:span text:style-name="T21">val</text:span><text:span text:style-name="T22"> </text:span><text:span text:style-name="T23">label</text:span><text:span text:style-name="T22"> = </text:span><text:span text:style-name="T21">new</text:span><text:span text:style-name="T22"> ReTextArea(</text:span><text:span text:style-name="T22"><text:line-break/></text:span><text:span text:style-name="T24"> <text:s text:c="3"/></text:span><text:span text:style-name="T22">text = signal</text:span><text:span text:style-name="T22"><text:line-break/></text:span><text:span text:style-name="T24">)</text:span></text:p>
            <text:p><text:span text:style-name="T24"/></text:p>
          </draw:text-box>
        </draw:frame>
        <draw:frame presentation:style-name="pr8" draw:layer="layout" svg:width="13.269cm" svg:height="12.503cm" svg:x="11.431cm" svg:y="4.424cm" presentation:class="outline" presentation:user-transformed="true">
          <draw:text-box>
            <text:list text:style-name="L5">
              <text:list-item>
                <text:p><text:span text:style-name="T5">initializes the reactive value</text:span></text:p>
              </text:list-item>
              <text:list-item>
                <text:p><text:span text:style-name="T5">user can change the value</text:span></text:p>
              </text:list-item>
            </text:list>
          </draw:text-box>
        </draw:frame>
        <draw:frame presentation:style-name="pr8" draw:layer="layout" svg:width="13.269cm" svg:height="8.546cm" svg:x="11.432cm" svg:y="8.382cm" presentation:class="outline" presentation:user-transformed="true">
          <draw:text-box>
            <text:list text:style-name="L5">
              <text:list-item>
                <text:p><text:span text:style-name="T5">updates the reactive value on each event occurrence</text:span></text:p>
              </text:list-item>
              <text:list-item>
                <text:p><text:span text:style-name="T5">user can change the value</text:span></text:p>
              </text:list-item>
            </text:list>
          </draw:text-box>
        </draw:frame>
        <draw:frame presentation:style-name="pr8" draw:layer="layout" svg:width="13.269cm" svg:height="4.228cm" svg:x="11.433cm" svg:y="12.7cm" presentation:class="outline" presentation:user-transformed="true">
          <draw:text-box>
            <text:list text:style-name="L5">
              <text:list-item>
                <text:p><text:span text:style-name="T5">the signal defines the reactive value</text:span></text:p>
              </text:list-item>
              <text:list-item>
                <text:p><text:span text:style-name="T5">user </text:span><text:span text:style-name="T25">cannot</text:span><text:span text:style-name="T5"> change the value</text:span></text:p>
              </text:list-item>
            </text:list>
            <text:p><text:span text:style-name="T5"/></text:p>
          </draw:text-box>
        </draw:frame>
        <presentation:notes draw:style-name="dp3">
          <draw:page-thumbnail draw:style-name="gr1" draw:layer="layout" svg:width="11.651cm" svg:height="8.534cm" svg:x="3.672cm" svg:y="2.565cm" draw:page-number="13" presentation:class="page"/>
          <draw:frame presentation:style-name="pr9" draw:layer="layout" svg:width="17.992cm" svg:height="11.898cm" svg:x="0.529cm" svg:y="11.90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103cm" svg:height="2.33cm" svg:x="0.996cm" svg:y="1.357cm" presentation:class="title">
          <draw:text-box>
            <text:p>Defining Signals</text:p>
          </draw:text-box>
        </draw:frame>
        <draw:frame presentation:style-name="pr11" draw:layer="layout" svg:width="24.002cm" svg:height="11.049cm" svg:x="0.697cm" svg:y="4.423cm" presentation:class="outline">
          <draw:text-box>
            <text:p><text:span text:style-name="T26">class</text:span><text:span text:style-name="T27"> ReLabel(</text:span><text:span text:style-name="T26">val</text:span><text:span text:style-name="T27"> </text:span><text:span text:style-name="T28">text</text:span><text:span text:style-name="T27">: ReSwingValue[String] = ())</text:span><text:span text:style-name="T27"><text:line-break/></text:span><text:span text:style-name="T27"> <text:s text:c="3"/></text:span><text:span text:style-name="T26">extends</text:span><text:span text:style-name="T27"> ReComponent {</text:span><text:span text:style-name="T27"><text:line-break/></text:span><text:span text:style-name="T27"><text:line-break/></text:span><text:span text:style-name="T29">}</text:span></text:p>
          </draw:text-box>
        </draw:frame>
        <presentation:notes draw:style-name="dp3">
          <draw:page-thumbnail draw:style-name="gr1" draw:layer="layout" svg:width="11.651cm" svg:height="8.534cm" svg:x="3.672cm" svg:y="2.565cm" draw:page-number="14" presentation:class="page"/>
          <draw:frame presentation:style-name="pr9" draw:layer="layout" svg:width="17.992cm" svg:height="11.898cm" svg:x="0.529cm" svg:y="11.90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103cm" svg:height="2.33cm" svg:x="0.996cm" svg:y="1.357cm" presentation:class="title">
          <draw:text-box>
            <text:p>Defining Signals</text:p>
          </draw:text-box>
        </draw:frame>
        <draw:frame presentation:style-name="pr11" draw:layer="layout" svg:width="24.002cm" svg:height="11.049cm" svg:x="0.697cm" svg:y="4.423cm" presentation:class="outline">
          <draw:text-box>
            <text:p><text:span text:style-name="T26">class</text:span><text:span text:style-name="T27"> ReLabel(</text:span><text:span text:style-name="T26">val</text:span><text:span text:style-name="T27"> </text:span><text:span text:style-name="T28">text</text:span><text:span text:style-name="T27">: ReSwingValue[String] = ())</text:span><text:span text:style-name="T27"><text:line-break/></text:span><text:span text:style-name="T27"> <text:s text:c="3"/></text:span><text:span text:style-name="T26">extends</text:span><text:span text:style-name="T27"> ReComponent {</text:span><text:span text:style-name="T27"><text:line-break/></text:span><text:span text:style-name="T27"> <text:s/></text:span><text:span text:style-name="T28">text</text:span><text:span text:style-name="T27"> using (</text:span><text:span text:style-name="T28">peer</text:span><text:span text:style-name="T27">.text _, </text:span><text:span text:style-name="T28">peer</text:span><text:span text:style-name="T27">.text_= _, </text:span><text:span text:style-name="T30">"text"</text:span><text:span text:style-name="T27">)</text:span><text:span text:style-name="T27"><text:line-break/></text:span><text:span text:style-name="T29">}</text:span></text:p>
          </draw:text-box>
        </draw:frame>
        <presentation:notes draw:style-name="dp3">
          <draw:page-thumbnail draw:style-name="gr1" draw:layer="layout" svg:width="11.651cm" svg:height="8.534cm" svg:x="3.672cm" svg:y="2.565cm" draw:page-number="15" presentation:class="page"/>
          <draw:frame presentation:style-name="pr9" draw:layer="layout" svg:width="17.992cm" svg:height="11.898cm" svg:x="0.529cm" svg:y="11.90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103cm" svg:height="2.33cm" svg:x="0.996cm" svg:y="1.357cm" presentation:class="title">
          <draw:text-box>
            <text:p>Defining Signals</text:p>
          </draw:text-box>
        </draw:frame>
        <draw:frame presentation:style-name="pr11" draw:layer="layout" svg:width="24.002cm" svg:height="11.049cm" svg:x="0.697cm" svg:y="4.423cm" presentation:class="outline">
          <draw:text-box>
            <text:p><text:span text:style-name="T26">class</text:span><text:span text:style-name="T27"> ReLabel(</text:span><text:span text:style-name="T26">val</text:span><text:span text:style-name="T27"> </text:span><text:span text:style-name="T28">text</text:span><text:span text:style-name="T27">: ReSwingValue[String] = ())</text:span><text:span text:style-name="T27"><text:line-break/></text:span><text:span text:style-name="T27"> <text:s text:c="3"/></text:span><text:span text:style-name="T26">extends</text:span><text:span text:style-name="T27"> ReComponent {</text:span><text:span text:style-name="T27"><text:line-break/></text:span><text:span text:style-name="T27"> <text:s/></text:span><text:span text:style-name="T28">text</text:span><text:span text:style-name="T27"> using (</text:span><text:span text:style-name="T28">peer</text:span><text:span text:style-name="T27">.text _, </text:span><text:span text:style-name="T28">peer</text:span><text:span text:style-name="T27">.text_= _, </text:span><text:span text:style-name="T30">"text"</text:span><text:span text:style-name="T27">)</text:span><text:span text:style-name="T27"><text:line-break/></text:span><text:span text:style-name="T29">}</text:span><text:span text:style-name="T29"><text:line-break/></text:span><text:span text:style-name="T29"><text:line-break/></text:span><text:span text:style-name="T29"><text:line-break/></text:span><text:span text:style-name="T31">class</text:span><text:span text:style-name="T32"> ReTextComponent(</text:span><text:span text:style-name="T31">val</text:span><text:span text:style-name="T32"> </text:span><text:span text:style-name="T33">text</text:span><text:span text:style-name="T32">: ReSwingValue[String] = ())</text:span><text:span text:style-name="T32"><text:line-break/></text:span><text:span text:style-name="T32"> <text:s text:c="3"/></text:span><text:span text:style-name="T31">extends</text:span><text:span text:style-name="T32"> ReComponent {</text:span><text:span text:style-name="T32"><text:line-break/></text:span><text:span text:style-name="T32"> <text:s text:c="2"/></text:span><text:span text:style-name="T33">text</text:span><text:span text:style-name="T32"> using (</text:span><text:span text:style-name="T33">peer</text:span><text:span text:style-name="T32">.text _, </text:span><text:span text:style-name="T33">peer</text:span><text:span text:style-name="T32">.text_= _, classOf[ValueChanged])</text:span><text:span text:style-name="T32"><text:line-break/></text:span><text:span text:style-name="T32"><text:line-break/></text:span><text:span text:style-name="T32">}</text:span></text:p>
          </draw:text-box>
        </draw:frame>
        <presentation:notes draw:style-name="dp3">
          <draw:page-thumbnail draw:style-name="gr1" draw:layer="layout" svg:width="11.651cm" svg:height="8.534cm" svg:x="3.672cm" svg:y="2.565cm" draw:page-number="16" presentation:class="page"/>
          <draw:frame presentation:style-name="pr9" draw:layer="layout" svg:width="17.992cm" svg:height="11.898cm" svg:x="0.529cm" svg:y="11.90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103cm" svg:height="2.33cm" svg:x="0.996cm" svg:y="1.357cm" presentation:class="title">
          <draw:text-box>
            <text:p>Defining Signals</text:p>
          </draw:text-box>
        </draw:frame>
        <draw:frame presentation:style-name="pr11" draw:layer="layout" svg:width="24.002cm" svg:height="11.049cm" svg:x="0.697cm" svg:y="4.423cm" presentation:class="outline">
          <draw:text-box>
            <text:p><text:span text:style-name="T26">class</text:span><text:span text:style-name="T27"> ReLabel(</text:span><text:span text:style-name="T26">val</text:span><text:span text:style-name="T27"> </text:span><text:span text:style-name="T28">text</text:span><text:span text:style-name="T27">: ReSwingValue[String] = ())</text:span><text:span text:style-name="T27"><text:line-break/></text:span><text:span text:style-name="T27"> <text:s text:c="3"/></text:span><text:span text:style-name="T26">extends</text:span><text:span text:style-name="T27"> ReComponent {</text:span><text:span text:style-name="T27"><text:line-break/></text:span><text:span text:style-name="T27"> <text:s/></text:span><text:span text:style-name="T28">text</text:span><text:span text:style-name="T27"> using (</text:span><text:span text:style-name="T28">peer</text:span><text:span text:style-name="T27">.text _, </text:span><text:span text:style-name="T28">peer</text:span><text:span text:style-name="T27">.text_= _, </text:span><text:span text:style-name="T30">"text"</text:span><text:span text:style-name="T27">)</text:span><text:span text:style-name="T27"><text:line-break/></text:span><text:span text:style-name="T29">}</text:span><text:span text:style-name="T29"><text:line-break/></text:span><text:span text:style-name="T29"><text:line-break/></text:span><text:span text:style-name="T29"><text:line-break/></text:span><text:span text:style-name="T31">class</text:span><text:span text:style-name="T32"> ReTextComponent(</text:span><text:span text:style-name="T31">val</text:span><text:span text:style-name="T32"> </text:span><text:span text:style-name="T33">text</text:span><text:span text:style-name="T32">: ReSwingValue[String] = ())</text:span><text:span text:style-name="T32"><text:line-break/></text:span><text:span text:style-name="T32"> <text:s text:c="3"/></text:span><text:span text:style-name="T31">extends</text:span><text:span text:style-name="T32"> ReComponent {</text:span><text:span text:style-name="T32"><text:line-break/></text:span><text:span text:style-name="T32"> <text:s/>(</text:span><text:span text:style-name="T33">text</text:span><text:span text:style-name="T32"> using (</text:span><text:span text:style-name="T33">peer</text:span><text:span text:style-name="T32">.text _, </text:span><text:span text:style-name="T33">peer</text:span><text:span text:style-name="T32">.text_= _, classOf[ValueChanged])</text:span><text:span text:style-name="T32"><text:line-break/></text:span><text:span text:style-name="T32"> <text:s text:c="7"/>force (</text:span><text:span text:style-name="T34">"editable"</text:span><text:span text:style-name="T32">, </text:span><text:span text:style-name="T33">peer</text:span><text:span text:style-name="T32">.editable_= _, </text:span><text:span text:style-name="T31">false</text:span><text:span text:style-name="T32">))</text:span><text:span text:style-name="T32"><text:line-break/></text:span><text:span text:style-name="T32">}</text:span></text:p>
          </draw:text-box>
        </draw:frame>
        <presentation:notes draw:style-name="dp3">
          <draw:page-thumbnail draw:style-name="gr1" draw:layer="layout" svg:width="11.651cm" svg:height="8.534cm" svg:x="3.672cm" svg:y="2.565cm" draw:page-number="17" presentation:class="page"/>
          <draw:frame presentation:style-name="pr9" draw:layer="layout" svg:width="17.992cm" svg:height="11.898cm" svg:x="0.529cm" svg:y="11.90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103cm" svg:height="2.33cm" svg:x="0.996cm" svg:y="1.357cm" presentation:class="title">
          <draw:text-box>
            <text:p>Defining Signals</text:p>
          </draw:text-box>
        </draw:frame>
        <draw:frame presentation:style-name="pr11" draw:text-style-name="P11" draw:layer="layout" svg:width="24.002cm" svg:height="12.341cm" svg:x="0.697cm" svg:y="4.423cm" presentation:class="outline" presentation:user-transformed="true">
          <draw:text-box>
            <text:p><text:span text:style-name="T26">class</text:span><text:span text:style-name="T27"> ReLabel(</text:span><text:span text:style-name="T26">val</text:span><text:span text:style-name="T27"> </text:span><text:span text:style-name="T28">text</text:span><text:span text:style-name="T27">: ReSwingValue[String] = ())</text:span><text:span text:style-name="T27"><text:line-break/></text:span><text:span text:style-name="T27"> <text:s text:c="3"/></text:span><text:span text:style-name="T26">extends</text:span><text:span text:style-name="T27"> ReComponent {</text:span><text:span text:style-name="T27"><text:line-break/></text:span><text:span text:style-name="T27"> <text:s/></text:span><text:span text:style-name="T28">text</text:span><text:span text:style-name="T27"> using (</text:span><text:span text:style-name="T28">peer</text:span><text:span text:style-name="T27">.text _, </text:span><text:span text:style-name="T28">peer</text:span><text:span text:style-name="T27">.text_= _, </text:span><text:span text:style-name="T30">"text"</text:span><text:span text:style-name="T27">)</text:span><text:span text:style-name="T27"><text:line-break/></text:span><text:span text:style-name="T29">}</text:span><text:span text:style-name="T29"><text:line-break/></text:span><text:span text:style-name="T29"><text:line-break/></text:span><text:span text:style-name="T29"><text:line-break/></text:span><text:span text:style-name="T31">class</text:span><text:span text:style-name="T32"> ReTextComponent(</text:span><text:span text:style-name="T31">val</text:span><text:span text:style-name="T32"> </text:span><text:span text:style-name="T33">text</text:span><text:span text:style-name="T32">: ReSwingValue[String] = ())</text:span><text:span text:style-name="T32"><text:line-break/></text:span><text:span text:style-name="T32"> <text:s text:c="3"/></text:span><text:span text:style-name="T31">extends</text:span><text:span text:style-name="T32"> ReComponent {</text:span><text:span text:style-name="T32"><text:line-break/></text:span><text:span text:style-name="T32"> <text:s/>(</text:span><text:span text:style-name="T33">text</text:span><text:span text:style-name="T32"> using (</text:span><text:span text:style-name="T33">peer</text:span><text:span text:style-name="T32">.text _, </text:span><text:span text:style-name="T33">peer</text:span><text:span text:style-name="T32">.text_= _, classOf[ValueChanged])</text:span><text:span text:style-name="T32"><text:line-break/></text:span><text:span text:style-name="T32"> <text:s text:c="7"/>force (</text:span><text:span text:style-name="T34">"editable"</text:span><text:span text:style-name="T32">, </text:span><text:span text:style-name="T33">peer</text:span><text:span text:style-name="T32">.editable_= _, </text:span><text:span text:style-name="T31">false</text:span><text:span text:style-name="T32">))</text:span><text:span text:style-name="T32"><text:line-break/></text:span><text:span text:style-name="T32">}</text:span><text:span text:style-name="T32"><text:line-break/></text:span><text:span text:style-name="T32"><text:line-break/></text:span><text:span text:style-name="T32"><text:line-break/></text:span><text:span text:style-name="T31">abstract</text:span><text:span text:style-name="T32"> </text:span><text:span text:style-name="T31">class</text:span><text:span text:style-name="T32"> ReComponent </text:span><text:span text:style-name="T31">extends</text:span><text:span text:style-name="T32"> ReUIElement {</text:span><text:span text:style-name="T32"><text:line-break/></text:span><text:span text:style-name="T32"> <text:s/></text:span><text:span text:style-name="T31">val</text:span><text:span text:style-name="T32"> </text:span><text:span text:style-name="T33">hasFocus</text:span><text:span text:style-name="T32"> = ReSwingValue </text:span><text:span text:style-name="T32">using (</text:span><text:span text:style-name="T33">peer</text:span><text:span text:style-name="T32">.hasFocus _, </text:span><text:span text:style-name="T32"><text:line-break/></text:span><text:span text:style-name="T32"> <text:s text:c="36"/>classOf[FocusGained],</text:span><text:span text:style-name="T32"><text:line-break/></text:span><text:span text:style-name="T32"> <text:s text:c="36"/>classOf[FocusLost])</text:span><text:span text:style-name="T32"><text:line-break/></text:span><text:span text:style-name="T32">}</text:span></text:p>
          </draw:text-box>
        </draw:frame>
        <presentation:notes draw:style-name="dp3">
          <draw:page-thumbnail draw:style-name="gr1" draw:layer="layout" svg:width="11.651cm" svg:height="8.534cm" svg:x="3.672cm" svg:y="2.565cm" draw:page-number="18" presentation:class="page"/>
          <draw:frame presentation:style-name="pr9" draw:layer="layout" svg:width="17.992cm" svg:height="11.898cm" svg:x="0.529cm" svg:y="11.90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 presentation:use-date-time-name="dtd1">
        <draw:frame presentation:style-name="pr7" draw:layer="layout" svg:width="19.103cm" svg:height="2.33cm" svg:x="0.996cm" svg:y="1.357cm" presentation:class="title">
          <draw:text-box>
            <text:p>Use Case</text:p>
          </draw:text-box>
        </draw:frame>
        <draw:frame presentation:style-name="pr11" draw:text-style-name="P12" draw:layer="layout" svg:width="24.002cm" svg:height="12.849cm" svg:x="0.697cm" svg:y="4.423cm" presentation:class="outline" presentation:user-transformed="true">
          <draw:text-box>
            <text:p><text:span text:style-name="T35">object</text:span><text:span text:style-name="T36"> ApplicationSwingTextArea </text:span><text:span text:style-name="T35">extends</text:span><text:span text:style-name="T36"> SimpleSwingApplication {</text:span><text:span text:style-name="T36"><text:line-break/></text:span><text:span text:style-name="T36"> <text:s/></text:span><text:span text:style-name="T35">val</text:span><text:span text:style-name="T36"> </text:span><text:span text:style-name="T37">textArea</text:span><text:span text:style-name="T36"> = </text:span><text:span text:style-name="T35">new</text:span><text:span text:style-name="T36"> ReTextArea(</text:span><text:span text:style-name="T38">"Lorem ipsum dolor sit amet"</text:span><text:span text:style-name="T36">)</text:span><text:span text:style-name="T36"><text:line-break/></text:span><text:span text:style-name="T36"> <text:s/></text:span><text:span text:style-name="T36"><text:line-break/></text:span><text:span text:style-name="T36"> <text:s/></text:span><text:span text:style-name="T35">val</text:span><text:span text:style-name="T36"> </text:span><text:span text:style-name="T37">selectionLabel</text:span><text:span text:style-name="T36"> = </text:span><text:span text:style-name="T35">new</text:span><text:span text:style-name="T36"> ReLabel(</text:span><text:span text:style-name="T36"><text:line-break/></text:span><text:span text:style-name="T36"> <text:s text:c="3"/>text = Signal { </text:span><text:span text:style-name="T38">"Selection Length: "</text:span><text:span text:style-name="T36"> +</text:span><text:span text:style-name="T36"><text:line-break/></text:span><text:span text:style-name="T36"> <text:s text:c="19"/>(</text:span><text:span text:style-name="T35">if</text:span><text:span text:style-name="T36"> (textArea.selected() != </text:span><text:span text:style-name="T35">null</text:span><text:span text:style-name="T36">)</text:span><text:span text:style-name="T36"><text:line-break/></text:span><text:span text:style-name="T36"> <text:s text:c="24"/>textArea.selected().length </text:span><text:span text:style-name="T35">else</text:span><text:span text:style-name="T36"> </text:span><text:span text:style-name="T39">0</text:span><text:span text:style-name="T36">) })</text:span><text:span text:style-name="T36"><text:line-break/></text:span><text:span text:style-name="T36"> <text:s/></text:span><text:span text:style-name="T36"><text:line-break/></text:span><text:span text:style-name="T36"> <text:s/></text:span><text:span text:style-name="T35">val</text:span><text:span text:style-name="T36"> </text:span><text:span text:style-name="T37">countLabel</text:span><text:span text:style-name="T36"> = </text:span><text:span text:style-name="T35">new</text:span><text:span text:style-name="T36"> ReLabel(</text:span><text:span text:style-name="T36"><text:line-break/></text:span><text:span text:style-name="T36"> <text:s text:c="3"/>text = Signal { </text:span><text:span text:style-name="T38">"Character Count: "</text:span><text:span text:style-name="T36"> + textArea.text().length })</text:span><text:span text:style-name="T40"><text:line-break/></text:span><text:span text:style-name="T40"><text:line-break/></text:span><text:span text:style-name="T36"> <text:s/></text:span><text:span text:style-name="T35">def</text:span><text:span text:style-name="T36"> top = </text:span><text:span text:style-name="T35">new</text:span><text:span text:style-name="T36"> ReMainFrame(</text:span><text:span text:style-name="T36"><text:line-break/></text:span><text:span text:style-name="T36"> <text:s text:c="3"/>preferredSize = </text:span><text:span text:style-name="T35">new</text:span><text:span text:style-name="T36"> Dimension(</text:span><text:span text:style-name="T39">400</text:span><text:span text:style-name="T36">, </text:span><text:span text:style-name="T39">400</text:span><text:span text:style-name="T36">),</text:span><text:span text:style-name="T36"><text:line-break/></text:span><text:span text:style-name="T36"> <text:s text:c="3"/>contents = </text:span><text:span text:style-name="T35">new</text:span><text:span text:style-name="T36"> BorderPanel {</text:span><text:span text:style-name="T36"><text:line-break/></text:span><text:span text:style-name="T36"> <text:s text:c="5"/>layout(</text:span><text:span text:style-name="T35">new</text:span><text:span text:style-name="T36"> ScrollPane(</text:span><text:span text:style-name="T37">textArea</text:span><text:span text:style-name="T36">)) = Position.</text:span><text:span text:style-name="T37">Center</text:span><text:span text:style-name="T37"><text:line-break/></text:span><text:span text:style-name="T36"> <text:s text:c="5"/>layout(</text:span><text:span text:style-name="T35">new</text:span><text:span text:style-name="T36"> GridPanel(</text:span><text:span text:style-name="T39">1</text:span><text:span text:style-name="T36">, </text:span><text:span text:style-name="T39">0</text:span><text:span text:style-name="T36">) {</text:span><text:span text:style-name="T37"><text:line-break/></text:span><text:span text:style-name="T36"> <text:s text:c="7"/></text:span><text:span text:style-name="T37">contents</text:span><text:span text:style-name="T36"> += </text:span><text:span text:style-name="T37">selectionLabel</text:span><text:span text:style-name="T37"><text:line-break/></text:span><text:span text:style-name="T36"> <text:s text:c="7"/></text:span><text:span text:style-name="T37">contents</text:span><text:span text:style-name="T36"> += </text:span><text:span text:style-name="T37">countLabel</text:span><text:span text:style-name="T37"><text:line-break/></text:span><text:span text:style-name="T36"> <text:s text:c="5"/>}) = Position.</text:span><text:span text:style-name="T37">South</text:span><text:span text:style-name="T37"><text:line-break/></text:span><text:span text:style-name="T36"> <text:s text:c="3"/>}</text:span><text:span text:style-name="T36"><text:line-break/></text:span><text:span text:style-name="T36"> <text:s/>)</text:span><text:span text:style-name="T36"><text:line-break/></text:span><text:span text:style-name="T36">}</text:span></text:p>
            <text:p><text:span text:style-name="T41"/></text:p>
          </draw:text-box>
        </draw:frame>
        <presentation:notes draw:style-name="dp3">
          <draw:page-thumbnail draw:style-name="gr1" draw:layer="layout" svg:width="11.651cm" svg:height="8.534cm" svg:x="3.672cm" svg:y="2.565cm" draw:page-number="19" presentation:class="page"/>
          <draw:frame presentation:style-name="pr9" draw:layer="layout" svg:width="17.992cm" svg:height="11.898cm" svg:x="0.529cm" svg:y="11.90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8" draw:display-name="Gradient 8" draw:style="linear" draw:start-color="#ffffff" draw:end-color="#ffcc99" draw:start-intensity="100%" draw:end-intensity="100%" draw:angle="0" draw:border="25%"/>
    <draw:marker draw:name="Arrow" svg:viewBox="0 0 20 30" svg:d="m10 0-10 30h20z"/>
    <draw:marker draw:name="Diamond" svg:viewBox="0 0 3000 6000" svg:d="m1500 0 1500 3000-1500 3000-1500-3000z"/>
    <draw:marker draw:name="Short_20_line_20_Arrow" draw:display-name="Short line Arrow" svg:viewBox="0 0 3000 3000" svg:d="m1500 0 1500 2789v211h-114l-1286-2392v2392h-200v-2392l-1286 2392h-114v-211z"/>
    <draw:marker draw:name="Triangle_20_unfilled" draw:display-name="Triangle unfilled" svg:viewBox="0 0 3000 3000" svg:d="m1500 0 1500 3000h-3000zm0 447-1176 2353h2353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Style" style:display-name="Default Style" style:family="graphic">
      <style:paragraph-properties style:text-autospace="none"/>
      <style:text-properties style:use-window-font-color="true" fo:language="en" fo:country="US" style:letter-kerning="true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FreeSans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font-family-asian="'WenQuanYi Micro Hei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Bitstream Charter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Bitstream Charter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Bitstream Charter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Bitstream Charter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Bitstream Charter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Bitstream Charter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Bitstream Charter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Bitstream Charter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Bitstream Charter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0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Bitstream Charter'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498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0.502cm" text:min-label-width="0.468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0.974cm" text:min-label-width="0.52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1.512cm" text:min-label-width="0.4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1.997cm" text:min-label-width="0.52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1.997cm" text:min-label-width="0.52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1.997cm" text:min-label-width="0.52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1.997cm" text:min-label-width="0.52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1.997cm" text:min-label-width="0.525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1.997cm" text:min-label-width="0.525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41cm"/>
          <style:tab-stop style:position="4.581cm"/>
          <style:tab-stop style:position="7.121cm"/>
          <style:tab-stop style:position="9.661cm"/>
          <style:tab-stop style:position="12.201cm"/>
          <style:tab-stop style:position="14.741cm"/>
          <style:tab-stop style:position="17.281cm"/>
          <style:tab-stop style:position="19.821cm"/>
          <style:tab-stop style:position="22.361cm"/>
          <style:tab-stop style:position="24.901cm"/>
          <style:tab-stop style:position="27.441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WenQuanYi Micro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69cm"/>
          <style:tab-stop style:position="4.109cm"/>
          <style:tab-stop style:position="6.649cm"/>
          <style:tab-stop style:position="9.189cm"/>
          <style:tab-stop style:position="11.729cm"/>
          <style:tab-stop style:position="14.269cm"/>
          <style:tab-stop style:position="16.809cm"/>
          <style:tab-stop style:position="19.349cm"/>
          <style:tab-stop style:position="21.889cm"/>
          <style:tab-stop style:position="24.429cm"/>
          <style:tab-stop style:position="26.969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5cm"/>
          <style:tab-stop style:position="3.585cm"/>
          <style:tab-stop style:position="6.125cm"/>
          <style:tab-stop style:position="8.665cm"/>
          <style:tab-stop style:position="11.205cm"/>
          <style:tab-stop style:position="13.745cm"/>
          <style:tab-stop style:position="16.285cm"/>
          <style:tab-stop style:position="18.825cm"/>
          <style:tab-stop style:position="21.365cm"/>
          <style:tab-stop style:position="23.905cm"/>
          <style:tab-stop style:position="26.44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46cm"/>
          <style:tab-stop style:position="3.086cm"/>
          <style:tab-stop style:position="5.626cm"/>
          <style:tab-stop style:position="8.166cm"/>
          <style:tab-stop style:position="10.706cm"/>
          <style:tab-stop style:position="13.246cm"/>
          <style:tab-stop style:position="15.786cm"/>
          <style:tab-stop style:position="18.326cm"/>
          <style:tab-stop style:position="20.866cm"/>
          <style:tab-stop style:position="23.406cm"/>
          <style:tab-stop style:position="25.94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17cm"/>
          <style:tab-stop style:position="2.557cm"/>
          <style:tab-stop style:position="5.097cm"/>
          <style:tab-stop style:position="7.637cm"/>
          <style:tab-stop style:position="10.177cm"/>
          <style:tab-stop style:position="12.717cm"/>
          <style:tab-stop style:position="15.257cm"/>
          <style:tab-stop style:position="17.797cm"/>
          <style:tab-stop style:position="20.337cm"/>
          <style:tab-stop style:position="22.877cm"/>
          <style:tab-stop style:position="25.41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17cm"/>
          <style:tab-stop style:position="2.557cm"/>
          <style:tab-stop style:position="5.097cm"/>
          <style:tab-stop style:position="7.637cm"/>
          <style:tab-stop style:position="10.177cm"/>
          <style:tab-stop style:position="12.717cm"/>
          <style:tab-stop style:position="15.257cm"/>
          <style:tab-stop style:position="17.797cm"/>
          <style:tab-stop style:position="20.337cm"/>
          <style:tab-stop style:position="22.877cm"/>
          <style:tab-stop style:position="25.41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17cm"/>
          <style:tab-stop style:position="2.557cm"/>
          <style:tab-stop style:position="5.097cm"/>
          <style:tab-stop style:position="7.637cm"/>
          <style:tab-stop style:position="10.177cm"/>
          <style:tab-stop style:position="12.717cm"/>
          <style:tab-stop style:position="15.257cm"/>
          <style:tab-stop style:position="17.797cm"/>
          <style:tab-stop style:position="20.337cm"/>
          <style:tab-stop style:position="22.877cm"/>
          <style:tab-stop style:position="25.41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17cm"/>
          <style:tab-stop style:position="2.557cm"/>
          <style:tab-stop style:position="5.097cm"/>
          <style:tab-stop style:position="7.637cm"/>
          <style:tab-stop style:position="10.177cm"/>
          <style:tab-stop style:position="12.717cm"/>
          <style:tab-stop style:position="15.257cm"/>
          <style:tab-stop style:position="17.797cm"/>
          <style:tab-stop style:position="20.337cm"/>
          <style:tab-stop style:position="22.877cm"/>
          <style:tab-stop style:position="25.41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17cm"/>
          <style:tab-stop style:position="2.557cm"/>
          <style:tab-stop style:position="5.097cm"/>
          <style:tab-stop style:position="7.637cm"/>
          <style:tab-stop style:position="10.177cm"/>
          <style:tab-stop style:position="12.717cm"/>
          <style:tab-stop style:position="15.257cm"/>
          <style:tab-stop style:position="17.797cm"/>
          <style:tab-stop style:position="20.337cm"/>
          <style:tab-stop style:position="22.877cm"/>
          <style:tab-stop style:position="25.41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">
            <style:list-level-properties text:space-before="0.502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0.97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1.512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1.997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1.997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1.997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1.997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1.997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1.997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bold" style:font-family-asian="'WenQuanYi Micro Hei'" style:font-family-generic-asian="system" style:font-pitch-asian="variable" style:font-size-asian="20pt" style:font-style-asian="normal" style:font-weight-asian="bold" style:font-family-complex="FreeSans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bold" style:font-family-asian="'WenQuanYi Micro Hei'" style:font-family-generic-asian="system" style:font-pitch-asian="variable" style:font-size-asian="28pt" style:font-style-asian="normal" style:font-weight-asian="bold" style:font-family-complex="FreeSans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Bitstream Charter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Bitstream Charter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Bitstream Charter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Bitstream Charter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Bitstream Charter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Bitstream Charter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Bitstream Charter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Bitstream Charter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Bitstream Charter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0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Bitstream Charter'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">
            <style:list-level-properties text:min-label-width="0.498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0.502cm" text:min-label-width="0.468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0.974cm" text:min-label-width="0.52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1.512cm" text:min-label-width="0.4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1.997cm" text:min-label-width="0.52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1.997cm" text:min-label-width="0.52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1.997cm" text:min-label-width="0.52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1.997cm" text:min-label-width="0.52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1.997cm" text:min-label-width="0.525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1.997cm" text:min-label-width="0.525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41cm"/>
          <style:tab-stop style:position="4.581cm"/>
          <style:tab-stop style:position="7.121cm"/>
          <style:tab-stop style:position="9.661cm"/>
          <style:tab-stop style:position="12.201cm"/>
          <style:tab-stop style:position="14.741cm"/>
          <style:tab-stop style:position="17.281cm"/>
          <style:tab-stop style:position="19.821cm"/>
          <style:tab-stop style:position="22.361cm"/>
          <style:tab-stop style:position="24.901cm"/>
          <style:tab-stop style:position="27.441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69cm"/>
          <style:tab-stop style:position="4.109cm"/>
          <style:tab-stop style:position="6.649cm"/>
          <style:tab-stop style:position="9.189cm"/>
          <style:tab-stop style:position="11.729cm"/>
          <style:tab-stop style:position="14.269cm"/>
          <style:tab-stop style:position="16.809cm"/>
          <style:tab-stop style:position="19.349cm"/>
          <style:tab-stop style:position="21.889cm"/>
          <style:tab-stop style:position="24.429cm"/>
          <style:tab-stop style:position="26.969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5cm"/>
          <style:tab-stop style:position="3.585cm"/>
          <style:tab-stop style:position="6.125cm"/>
          <style:tab-stop style:position="8.665cm"/>
          <style:tab-stop style:position="11.205cm"/>
          <style:tab-stop style:position="13.745cm"/>
          <style:tab-stop style:position="16.285cm"/>
          <style:tab-stop style:position="18.825cm"/>
          <style:tab-stop style:position="21.365cm"/>
          <style:tab-stop style:position="23.905cm"/>
          <style:tab-stop style:position="26.44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46cm"/>
          <style:tab-stop style:position="3.086cm"/>
          <style:tab-stop style:position="5.626cm"/>
          <style:tab-stop style:position="8.166cm"/>
          <style:tab-stop style:position="10.706cm"/>
          <style:tab-stop style:position="13.246cm"/>
          <style:tab-stop style:position="15.786cm"/>
          <style:tab-stop style:position="18.326cm"/>
          <style:tab-stop style:position="20.866cm"/>
          <style:tab-stop style:position="23.406cm"/>
          <style:tab-stop style:position="25.94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17cm"/>
          <style:tab-stop style:position="2.557cm"/>
          <style:tab-stop style:position="5.097cm"/>
          <style:tab-stop style:position="7.637cm"/>
          <style:tab-stop style:position="10.177cm"/>
          <style:tab-stop style:position="12.717cm"/>
          <style:tab-stop style:position="15.257cm"/>
          <style:tab-stop style:position="17.797cm"/>
          <style:tab-stop style:position="20.337cm"/>
          <style:tab-stop style:position="22.877cm"/>
          <style:tab-stop style:position="25.41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17cm"/>
          <style:tab-stop style:position="2.557cm"/>
          <style:tab-stop style:position="5.097cm"/>
          <style:tab-stop style:position="7.637cm"/>
          <style:tab-stop style:position="10.177cm"/>
          <style:tab-stop style:position="12.717cm"/>
          <style:tab-stop style:position="15.257cm"/>
          <style:tab-stop style:position="17.797cm"/>
          <style:tab-stop style:position="20.337cm"/>
          <style:tab-stop style:position="22.877cm"/>
          <style:tab-stop style:position="25.41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17cm"/>
          <style:tab-stop style:position="2.557cm"/>
          <style:tab-stop style:position="5.097cm"/>
          <style:tab-stop style:position="7.637cm"/>
          <style:tab-stop style:position="10.177cm"/>
          <style:tab-stop style:position="12.717cm"/>
          <style:tab-stop style:position="15.257cm"/>
          <style:tab-stop style:position="17.797cm"/>
          <style:tab-stop style:position="20.337cm"/>
          <style:tab-stop style:position="22.877cm"/>
          <style:tab-stop style:position="25.41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17cm"/>
          <style:tab-stop style:position="2.557cm"/>
          <style:tab-stop style:position="5.097cm"/>
          <style:tab-stop style:position="7.637cm"/>
          <style:tab-stop style:position="10.177cm"/>
          <style:tab-stop style:position="12.717cm"/>
          <style:tab-stop style:position="15.257cm"/>
          <style:tab-stop style:position="17.797cm"/>
          <style:tab-stop style:position="20.337cm"/>
          <style:tab-stop style:position="22.877cm"/>
          <style:tab-stop style:position="25.41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17cm"/>
          <style:tab-stop style:position="2.557cm"/>
          <style:tab-stop style:position="5.097cm"/>
          <style:tab-stop style:position="7.637cm"/>
          <style:tab-stop style:position="10.177cm"/>
          <style:tab-stop style:position="12.717cm"/>
          <style:tab-stop style:position="15.257cm"/>
          <style:tab-stop style:position="17.797cm"/>
          <style:tab-stop style:position="20.337cm"/>
          <style:tab-stop style:position="22.877cm"/>
          <style:tab-stop style:position="25.41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">
            <style:list-level-properties text:space-before="0.502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0.97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1.512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1.997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1.997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1.997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1.997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1.997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1.997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bold" style:letter-kerning="true" style:font-family-asian="'WenQuanYi Micro Hei'" style:font-family-generic-asian="system" style:font-pitch-asian="variable" style:font-size-asian="20pt" style:font-style-asian="normal" style:font-weight-asian="bold" style:font-family-complex="FreeSans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bold" style:letter-kerning="true" style:font-family-asian="'WenQuanYi Micro Hei'" style:font-family-generic-asian="system" style:font-pitch-asian="variable" style:font-size-asian="28pt" style:font-style-asian="normal" style:font-weight-asian="bold" style:font-family-complex="FreeSans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aecf00" draw:fill-gradient-name="Gradient_20_8" draw:opacity-name="" draw:textarea-horizontal-align="justify" draw:textarea-vertical-align="middle" draw:auto-grow-height="false" draw:shadow-offset-x="0.203cm" draw:shadow-offset-y="0.203cm"/>
    </style:style>
    <style:style style:name="Mgr4" style:family="graphic" style:parent-style-name="standard">
      <style:graphic-properties draw:stroke="none" draw:fill="none" draw:fill-color="#e9503e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f5a300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.3cm, 0cm, 0cm)" draw:image-opacity="100%" style:mirror="none"/>
    </style:style>
    <style:style style:name="Mgr7" style:family="graphic" style:parent-style-name="standard">
      <style:graphic-properties draw:stroke="solid" svg:stroke-width="0.021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draw:fill="none" draw:fill-color="#bbe0e3" draw:textarea-horizontal-align="justify" draw:textarea-vertical-align="middle" draw:auto-grow-height="false" fo:padding-top="0cm" fo:padding-bottom="0cm" fo:padding-left="0.3cm" fo:padding-right="0cm" fo:wrap-option="wrap" draw:shadow-color="#808080"/>
    </style:style>
    <style:style style:name="Mgr12" style:family="graphic" style:parent-style-name="standard">
      <style:graphic-properties draw:stroke="none" draw:fill="solid" draw:fill-color="#b5b5b5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3" style:family="graphic" style:parent-style-name="standard">
      <style:graphic-properties draw:stroke="solid" svg:stroke-width="0.042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solid" svg:stroke-width="0.021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5" style:family="graphic" style:parent-style-name="standard">
      <style:graphic-properties draw:stroke="none" draw:fill="solid" draw:fill-color="#f5a30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526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bbe0e3" draw:textarea-horizontal-align="justify" draw:textarea-vertical-align="middle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bbe0e3" draw:textarea-horizontal-align="justify" draw:textarea-vertical-align="middle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bbe0e3" draw:textarea-horizontal-align="justify" draw:textarea-vertical-align="middle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 style:list-style-name="ML1">
      <style:graphic-properties draw:stroke="none" draw:fill="none" draw:fill-color="#bbe0e3" draw:auto-grow-height="false" draw:auto-grow-width="false" fo:min-height="0.848cm" fo:min-width="0cm" fo:wrap-option="wrap"/>
    </style:style>
    <style:style style:name="Mpr6" style:family="presentation" style:parent-style-name="Title1-backgroundobjects" style:list-style-name="ML1">
      <style:graphic-properties draw:stroke="none" draw:fill="none" draw:fill-color="#bbe0e3" draw:textarea-horizontal-align="justify" draw:textarea-vertical-align="middle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bbe0e3" draw:textarea-horizontal-align="justify" draw:textarea-vertical-align="middle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bbe0e3" draw:textarea-horizontal-align="justify" draw:textarea-vertical-align="middle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text-properties fo:font-family="Verdana" style:font-family-generic="swiss" style:font-pitch="variable" fo:font-size="10pt" style:font-size-asian="10pt" style:font-size-complex="10p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line-height="0.458cm" fo:text-indent="0cm" style:writing-mode="lr-tb"/>
    </style:style>
    <style:style style:name="MP8" style:family="paragraph">
      <style:paragraph-properties fo:margin-left="0cm" fo:margin-right="0cm" fo:line-height="0.458cm" fo:text-indent="0cm" style:writing-mode="lr-tb" style:font-independent-line-spacing="true"/>
    </style:style>
    <style:style style:name="MP9" style:family="paragraph">
      <style:paragraph-properties fo:margin-left="0cm" fo:margin-right="0cm" fo:line-height="0.458cm" fo:text-align="end" fo:text-indent="0cm" style:writing-mode="lr-tb"/>
    </style:style>
    <style:style style:name="MP10" style:family="paragraph">
      <style:paragraph-properties fo:margin-left="0cm" fo:margin-right="0cm" fo:line-height="0.458cm" fo:text-align="end" fo:text-indent="0cm" style:writing-mode="lr-tb" style:font-independent-line-spacing="true"/>
    </style:style>
    <style:style style:name="MP11" style:family="paragraph">
      <style:paragraph-properties fo:margin-left="0cm" fo:margin-right="0cm" fo:line-height="0.458cm" fo:text-indent="0cm"/>
    </style:style>
    <style:style style:name="MP12" style:family="paragraph">
      <style:paragraph-properties fo:margin-left="0cm" fo:margin-right="0cm" fo:line-height="100%" fo:text-indent="0cm" style:writing-mode="lr-tb"/>
    </style:style>
    <style:style style:name="MP13" style:family="paragraph">
      <style:paragraph-properties fo:margin-left="0cm" fo:margin-right="0cm" fo:line-height="100%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Verdana" style:font-family-generic="swiss" style:font-pitch="variable" fo:font-size="10pt" style:font-size-asian="10pt" style:font-size-complex="10pt"/>
    </style:style>
    <style:style style:name="MT3" style:family="text">
      <style:text-properties fo:font-family="Stafford" style:font-pitch="variable" fo:font-size="10pt" fo:language="de" fo:country="DE" style:font-size-asian="10pt" style:font-size-complex="10pt"/>
    </style:style>
    <style:style style:name="MT4" style:family="text">
      <style:text-properties fo:font-family="Stafford" style:font-pitch="variable" fo:font-size="10pt" fo:language="de" fo:country="DE" fo:font-weight="bold" style:font-size-asian="10pt" style:font-weight-asian="bold" style:font-size-complex="10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4" draw:layer="backgroundobjects" svg:width="24.006cm" svg:height="3.003cm" svg:x="0.697cm" svg:y="1.023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19.103cm" svg:height="2.33cm" svg:x="0.996cm" svg:y="1.357cm" presentation:class="title" presentation:placeholder="true">
        <draw:text-box/>
      </draw:frame>
      <draw:frame presentation:style-name="Default-outline1" draw:layer="backgroundobjects" svg:width="24.002cm" svg:height="11.049cm" svg:x="0.697cm" svg:y="4.423cm" presentation:class="outline" presentation:placeholder="true">
        <draw:text-box/>
      </draw:frame>
      <draw:frame presentation:style-name="Mpr1" draw:text-style-name="MP5" draw:layer="backgroundobjects" svg:width="20.002cm" svg:height="1.525cm" svg:x="0.697cm" svg:y="17.881cm" presentation:class="footer">
        <draw:text-box>
          <text:list text:style-name="ML2">
            <text:list-header>
              <text:p text:style-name="MP5"><text:span text:style-name="MT2">2013-10-16 <text:s/>| <text:s/>ReSwing – A Reactive Interface for Scala Swing <text:s/>| <text:s/>Pascal Weisenburger</text:span></text:p>
            </text:list-header>
          </text:list>
        </draw:text-box>
      </draw:frame>
      <draw:custom-shape draw:style-name="Mgr5" draw:text-style-name="MP4" draw:layer="backgroundobjects" svg:width="24.006cm" svg:height="0.401cm" svg:x="0.697cm" svg:y="0.547cm">
        <text:p/>
        <draw:enhanced-geometry svg:viewBox="0 0 21600 21600" draw:type="rectangle" draw:enhanced-path="M 0 0 L 21600 0 21600 21600 0 21600 0 0 Z N"/>
      </draw:custom-shape>
      <draw:frame draw:style-name="Mgr6" draw:text-style-name="MP6" draw:layer="backgroundobjects" svg:width="5.203cm" svg:height="2.201cm" svg:x="19.91cm" svg:y="1.424cm">
        <draw:image xlink:href="Pictures/10000201000005290000021054D86FD0.png" xlink:type="simple" xlink:show="embed" xlink:actuate="onLoad">
          <text:p/>
        </draw:image>
      </draw:frame>
      <draw:line draw:style-name="Mgr7" draw:text-style-name="MP6" draw:layer="backgroundobjects" svg:x1="0.697cm" svg:y1="4.026cm" svg:x2="24.699cm" svg:y2="4.026cm">
        <text:p/>
      </draw:line>
      <draw:line draw:style-name="Mgr7" draw:text-style-name="MP6" draw:layer="backgroundobjects" svg:x1="0.701cm" svg:y1="17.326cm" svg:x2="24.703cm" svg:y2="17.326cm">
        <text:p/>
      </draw:line>
      <draw:custom-shape draw:style-name="Mgr8" draw:text-style-name="MP4" draw:layer="backgroundobjects" svg:width="24.002cm" svg:height="0.039cm" svg:x="0.697cm" svg:y="1.019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9" draw:text-style-name="MP3" draw:layer="backgroundobjects" svg:width="19.05cm" svg:height="25.4cm" svg:x="0cm" svg:y="0cm">
          <text:p/>
        </draw:rect>
        <draw:frame draw:style-name="Mgr10" draw:text-style-name="MP6" draw:layer="backgroundobjects" svg:width="2.597cm" svg:height="1.169cm" svg:x="15.924cm" svg:y="1.001cm">
          <draw:image xlink:href="Pictures/10000000000000A200000049546B97BC.png" xlink:type="simple" xlink:show="embed" xlink:actuate="onLoad">
            <text:p/>
          </draw:image>
        </draw:frame>
        <draw:frame presentation:style-name="Mpr2" draw:text-style-name="MP8" draw:layer="backgroundobjects" svg:width="4.498cm" svg:height="1.271cm" svg:x="0.525cm" svg:y="24.126cm" presentation:class="date-time">
          <draw:text-box>
            <text:list text:style-name="ML1">
              <text:list-header>
                <text:p text:style-name="MP7"><text:span text:style-name="MT3"><text:date style:data-style-name="D6" text:date-value="2013-11-13">13. November 2013</text:date></text:span></text:p>
              </text:list-header>
            </text:list>
          </draw:text-box>
        </draw:frame>
        <draw:page-thumbnail presentation:style-name="Default-title" draw:layer="backgroundobjects" svg:width="11.651cm" svg:height="8.534cm" svg:x="3.672cm" svg:y="2.565cm" presentation:class="page"/>
        <draw:frame presentation:style-name="Default-notes" draw:layer="backgroundobjects" svg:width="17.992cm" svg:height="11.898cm" svg:x="0.529cm" svg:y="11.901cm" presentation:class="notes" presentation:placeholder="true">
          <draw:text-box/>
        </draw:frame>
        <draw:frame presentation:style-name="Mpr3" draw:text-style-name="MP8" draw:layer="backgroundobjects" svg:width="11.403cm" svg:height="1.271cm" svg:x="5.022cm" svg:y="24.126cm" presentation:class="footer">
          <draw:text-box>
            <text:list text:style-name="ML1">
              <text:list-header>
                <text:p text:style-name="MP7"><text:span text:style-name="MT3">| <text:s/></text:span><text:span text:style-name="MT3"><presentation:footer/></text:span></text:p>
              </text:list-header>
            </text:list>
          </draw:text-box>
        </draw:frame>
        <draw:frame presentation:style-name="Mpr4" draw:text-style-name="MP10" draw:layer="backgroundobjects" svg:width="2.62cm" svg:height="1.271cm" svg:x="16.426cm" svg:y="24.126cm" presentation:class="page-number">
          <draw:text-box>
            <text:list text:style-name="ML1">
              <text:list-header>
                <text:p text:style-name="MP9"><text:span text:style-name="MT3">| <text:s/></text:span><text:span text:style-name="MT3"><text:page-number>&lt;number&gt;</text:page-number></text:span></text:p>
              </text:list-header>
            </text:list>
          </draw:text-box>
        </draw:frame>
        <draw:custom-shape draw:style-name="Mgr11" draw:text-style-name="MP4" draw:layer="backgroundobjects" svg:width="15.011cm" svg:height="1.094cm" svg:x="0.529cm" svg:y="1.076cm">
          <text:list text:style-name="ML1">
            <text:list-header>
              <text:p text:style-name="MP11"><text:span text:style-name="MT4"><presentation:header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12" draw:text-style-name="MP4" draw:layer="backgroundobjects" svg:width="17.996cm" svg:height="0.402cm" svg:x="0.529cm" svg:y="0.498cm">
          <text:p/>
          <draw:enhanced-geometry svg:viewBox="0 0 21600 21600" draw:type="rectangle" draw:enhanced-path="M 0 0 L 21600 0 21600 21600 0 21600 0 0 Z N"/>
        </draw:custom-shape>
        <draw:line draw:style-name="Mgr13" draw:text-style-name="MP6" draw:layer="backgroundobjects" svg:x1="0.529cm" svg:y1="1.001cm" svg:x2="18.525cm" svg:y2="1.001cm">
          <text:p/>
        </draw:line>
        <draw:line draw:style-name="Mgr14" draw:text-style-name="MP6" draw:layer="backgroundobjects" svg:x1="0.529cm" svg:y1="2.17cm" svg:x2="18.525cm" svg:y2="2.17cm">
          <text:p/>
        </draw:line>
        <draw:line draw:style-name="Mgr14" draw:text-style-name="MP6" draw:layer="backgroundobjects" svg:x1="0.529cm" svg:y1="24.126cm" svg:x2="18.525cm" svg:y2="24.126cm">
          <text:p/>
        </draw:line>
        <draw:line draw:style-name="Mgr14" draw:text-style-name="MP6" draw:layer="backgroundobjects" svg:x1="0.525cm" svg:y1="11.399cm" svg:x2="18.521cm" svg:y2="11.399cm">
          <text:p/>
        </draw:line>
      </presentation:notes>
    </style:master-page>
    <style:master-page style:name="Title1" style:page-layout-name="PM1" draw:style-name="Mdp1">
      <office:forms form:automatic-focus="false" form:apply-design-mode="false"/>
      <draw:custom-shape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style-name="Mgr15" draw:text-style-name="MP4" draw:layer="backgroundobjects" svg:width="24.006cm" svg:height="5.803cm" svg:x="0.697cm" svg:y="1.023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Title1-title" draw:layer="backgroundobjects" svg:width="18.706cm" svg:height="1.606cm" svg:x="0.997cm" svg:y="1.922cm" presentation:class="title" presentation:placeholder="true">
        <draw:text-box/>
      </draw:frame>
      <draw:custom-shape draw:style-name="Mgr5" draw:text-style-name="MP4" draw:layer="backgroundobjects" svg:width="24.006cm" svg:height="0.401cm" svg:x="0.697cm" svg:y="0.547cm">
        <text:p/>
        <draw:enhanced-geometry svg:viewBox="0 0 21600 21600" draw:type="rectangle" draw:enhanced-path="M 0 0 L 21600 0 21600 21600 0 21600 0 0 Z N"/>
      </draw:custom-shape>
      <draw:frame draw:style-name="Mgr6" draw:text-style-name="MP6" draw:layer="backgroundobjects" svg:width="5.204cm" svg:height="2.2cm" svg:x="19.923cm" svg:y="1.826cm">
        <draw:image xlink:href="Pictures/10000201000005290000021054D86FD0.png" xlink:type="simple" xlink:show="embed" xlink:actuate="onLoad">
          <text:p/>
        </draw:image>
      </draw:frame>
      <draw:line draw:style-name="Mgr7" draw:text-style-name="MP6" draw:layer="backgroundobjects" svg:x1="0.701cm" svg:y1="17.326cm" svg:x2="24.703cm" svg:y2="17.326cm">
        <text:p/>
      </draw:line>
      <draw:frame presentation:style-name="Mpr5" draw:text-style-name="MP13" draw:layer="backgroundobjects" svg:width="20.002cm" svg:height="0.847cm" svg:x="0.697cm" svg:y="17.881cm" presentation:class="footer">
        <draw:text-box>
          <text:list text:style-name="ML2">
            <text:list-header>
              <text:p text:style-name="MP12"><text:span text:style-name="MT2">2013-10-16 <text:s/>| <text:s/>ReSwing – A Reactive Interface for Scala Swing <text:s/>| <text:s/>Pascal Weisenburger</text:span></text:p>
            </text:list-header>
          </text:list>
        </draw:text-box>
      </draw:frame>
      <draw:custom-shape draw:style-name="Mgr8" draw:text-style-name="MP4" draw:layer="backgroundobjects" svg:width="24.002cm" svg:height="0.04cm" svg:x="0.697cm" svg:y="1.001cm">
        <text:p/>
        <draw:enhanced-geometry svg:viewBox="0 0 21600 21600" draw:type="rectangle" draw:enhanced-path="M 0 0 L 21600 0 21600 21600 0 21600 0 0 Z N"/>
      </draw:custom-shape>
      <draw:custom-shape draw:style-name="Mgr8" draw:text-style-name="MP4" draw:layer="backgroundobjects" svg:width="24.002cm" svg:height="0.022cm" svg:x="0.697cm" svg:y="6.826cm">
        <text:p/>
        <draw:enhanced-geometry svg:viewBox="0 0 21600 21600" draw:type="rectangle" draw:enhanced-path="M 0 0 L 21600 0 21600 21600 0 21600 0 0 Z N"/>
      </draw:custom-shape>
      <draw:line draw:style-name="Mgr7" draw:text-style-name="MP6" draw:layer="backgroundobjects" svg:x1="0.701cm" svg:y1="6.826cm" svg:x2="24.703cm" svg:y2="6.826cm">
        <text:p/>
      </draw:line>
      <draw:frame presentation:style-name="Title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9" draw:text-style-name="MP3" draw:layer="backgroundobjects" svg:width="19.05cm" svg:height="25.4cm" svg:x="0cm" svg:y="0cm">
          <text:p/>
        </draw:rect>
        <draw:frame draw:style-name="Mgr10" draw:text-style-name="MP6" draw:layer="backgroundobjects" svg:width="2.597cm" svg:height="1.169cm" svg:x="15.924cm" svg:y="1.001cm">
          <draw:image xlink:href="Pictures/10000000000000A200000049546B97BC.png" xlink:type="simple" xlink:show="embed" xlink:actuate="onLoad">
            <text:p/>
          </draw:image>
        </draw:frame>
        <draw:frame presentation:style-name="Mpr6" draw:text-style-name="MP8" draw:layer="backgroundobjects" svg:width="4.498cm" svg:height="1.271cm" svg:x="0.525cm" svg:y="24.126cm" presentation:class="date-time">
          <draw:text-box>
            <text:list text:style-name="ML1">
              <text:list-header>
                <text:p text:style-name="MP7"><text:span text:style-name="MT3"><text:date style:data-style-name="D6" text:date-value="2013-11-13">13. November 2013</text:date></text:span></text:p>
              </text:list-header>
            </text:list>
          </draw:text-box>
        </draw:frame>
        <draw:page-thumbnail presentation:style-name="Title1-title" draw:layer="backgroundobjects" svg:width="11.651cm" svg:height="8.534cm" svg:x="3.672cm" svg:y="2.565cm" presentation:class="page"/>
        <draw:frame presentation:style-name="Title1-notes" draw:layer="backgroundobjects" svg:width="17.992cm" svg:height="11.898cm" svg:x="0.529cm" svg:y="11.901cm" presentation:class="notes" presentation:placeholder="true">
          <draw:text-box/>
        </draw:frame>
        <draw:frame presentation:style-name="Mpr7" draw:text-style-name="MP8" draw:layer="backgroundobjects" svg:width="11.403cm" svg:height="1.271cm" svg:x="5.022cm" svg:y="24.126cm" presentation:class="footer">
          <draw:text-box>
            <text:list text:style-name="ML1">
              <text:list-header>
                <text:p text:style-name="MP7"><text:span text:style-name="MT3">| <text:s/></text:span><text:span text:style-name="MT3"><presentation:footer/></text:span></text:p>
              </text:list-header>
            </text:list>
          </draw:text-box>
        </draw:frame>
        <draw:frame presentation:style-name="Mpr8" draw:text-style-name="MP10" draw:layer="backgroundobjects" svg:width="2.62cm" svg:height="1.271cm" svg:x="16.426cm" svg:y="24.126cm" presentation:class="page-number">
          <draw:text-box>
            <text:list text:style-name="ML1">
              <text:list-header>
                <text:p text:style-name="MP9"><text:span text:style-name="MT3">| <text:s/></text:span><text:span text:style-name="MT3"><text:page-number>&lt;number&gt;</text:page-number></text:span></text:p>
              </text:list-header>
            </text:list>
          </draw:text-box>
        </draw:frame>
        <draw:custom-shape draw:style-name="Mgr11" draw:text-style-name="MP4" draw:layer="backgroundobjects" svg:width="15.011cm" svg:height="1.094cm" svg:x="0.529cm" svg:y="1.076cm">
          <text:list text:style-name="ML1">
            <text:list-header>
              <text:p text:style-name="MP11"><text:span text:style-name="MT4"><presentation:header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12" draw:text-style-name="MP4" draw:layer="backgroundobjects" svg:width="17.996cm" svg:height="0.402cm" svg:x="0.529cm" svg:y="0.498cm">
          <text:p/>
          <draw:enhanced-geometry svg:viewBox="0 0 21600 21600" draw:type="rectangle" draw:enhanced-path="M 0 0 L 21600 0 21600 21600 0 21600 0 0 Z N"/>
        </draw:custom-shape>
        <draw:line draw:style-name="Mgr13" draw:text-style-name="MP6" draw:layer="backgroundobjects" svg:x1="0.529cm" svg:y1="1.001cm" svg:x2="18.525cm" svg:y2="1.001cm">
          <text:p/>
        </draw:line>
        <draw:line draw:style-name="Mgr14" draw:text-style-name="MP6" draw:layer="backgroundobjects" svg:x1="0.529cm" svg:y1="2.17cm" svg:x2="18.525cm" svg:y2="2.17cm">
          <text:p/>
        </draw:line>
        <draw:line draw:style-name="Mgr14" draw:text-style-name="MP6" draw:layer="backgroundobjects" svg:x1="0.529cm" svg:y1="24.126cm" svg:x2="18.525cm" svg:y2="24.126cm">
          <text:p/>
        </draw:line>
        <draw:line draw:style-name="Mgr14" draw:text-style-name="MP6" draw:layer="backgroundobjects" svg:x1="0.525cm" svg:y1="11.399cm" svg:x2="18.521cm" svg:y2="11.399cm">
          <text:p/>
        </draw:lin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feuck</meta:initial-creator>
    <meta:creation-date>2008-04-04T09:18:15</meta:creation-date>
    <dc:date>2013-11-13T21:43:37</dc:date>
    <meta:editing-cycles>49</meta:editing-cycles>
    <meta:generator>LibreOffice/4.0.3.3$Linux_X86_64 LibreOffice_project/400m0$Build-3</meta:generator>
    <meta:editing-duration>P1DT4H16M13S</meta:editing-duration>
    <meta:document-statistic meta:object-count="229"/>
  </office:meta>
</office:document-meta>
</file>